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Lucida Sans1" svg:font-family="'Lucida Sans'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Vladimir Script" svg:font-family="'Vladimir Scrip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1.385cm"/>
    </style:style>
    <style:style style:name="Tabla1.C" style:family="table-column">
      <style:table-column-properties style:column-width="1.924cm"/>
    </style:style>
    <style:style style:name="Tabla1.D" style:family="table-column">
      <style:table-column-properties style:column-width="1.96cm"/>
    </style:style>
    <style:style style:name="Tabla1.E" style:family="table-column">
      <style:table-column-properties style:column-width="8.74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522cm"/>
    </style:style>
    <style:style style:name="Tabla2.B" style:family="table-column">
      <style:table-column-properties style:column-width="2.466cm"/>
    </style:style>
    <style:style style:name="Tabla2.C" style:family="table-column">
      <style:table-column-properties style:column-width="3.489cm"/>
    </style:style>
    <style:style style:name="Tabla2.D" style:family="table-column">
      <style:table-column-properties style:column-width="1.983cm"/>
    </style:style>
    <style:style style:name="Tabla2.E" style:family="table-column">
      <style:table-column-properties style:column-width="3.561cm"/>
    </style:style>
    <style:style style:name="Tabla2.F" style:family="table-column">
      <style:table-column-properties style:column-width="2.97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959cm" table:align="left"/>
    </style:style>
    <style:style style:name="Tabla3.A" style:family="table-column">
      <style:table-column-properties style:column-width="4.42cm"/>
    </style:style>
    <style:style style:name="Tabla3.B" style:family="table-column">
      <style:table-column-properties style:column-width="1.907cm"/>
    </style:style>
    <style:style style:name="Tabla3.C" style:family="table-column">
      <style:table-column-properties style:column-width="7.63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307cm"/>
    </style:style>
    <style:style style:name="Tabla4.B" style:family="table-column">
      <style:table-column-properties style:column-width="1.815cm"/>
    </style:style>
    <style:style style:name="Tabla4.C" style:family="table-column">
      <style:table-column-properties style:column-width="2.15cm"/>
    </style:style>
    <style:style style:name="Tabla4.D" style:family="table-column">
      <style:table-column-properties style:column-width="8.72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3.771cm"/>
    </style:style>
    <style:style style:name="Tabla5.B" style:family="table-column">
      <style:table-column-properties style:column-width="4.198cm"/>
    </style:style>
    <style:style style:name="Tabla5.C" style:family="table-column">
      <style:table-column-properties style:column-width="3.685cm"/>
    </style:style>
    <style:style style:name="Tabla5.D" style:family="table-column">
      <style:table-column-properties style:column-width="5.346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9.066cm" fo:margin-left="1.247cm" table:align="left"/>
    </style:style>
    <style:style style:name="Tabla6.A" style:family="table-column">
      <style:table-column-properties style:column-width="1.868cm"/>
    </style:style>
    <style:style style:name="Tabla6.B" style:family="table-column">
      <style:table-column-properties style:column-width="4.009cm"/>
    </style:style>
    <style:style style:name="Tabla6.C" style:family="table-column">
      <style:table-column-properties style:column-width="3.189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text-properties fo:language="es" fo:country="ES" officeooo:rsid="000a36f1" officeooo:paragraph-rsid="000a36f1"/>
    </style:style>
    <style:style style:name="P3" style:family="paragraph" style:parent-style-name="Heading_20_2">
      <style:paragraph-properties fo:margin-left="0cm" fo:margin-right="0cm" fo:orphans="2" fo:widows="2" fo:text-indent="0cm" style:auto-text-indent="false"/>
    </style:style>
    <style:style style:name="P4" style:family="paragraph" style:parent-style-name="Heading_20_2">
      <style:paragraph-properties fo:margin-left="0cm" fo:margin-right="0cm" fo:orphans="2" fo:widows="2" fo:text-indent="0cm" style:auto-text-indent="false" fo:break-before="page"/>
      <style:text-properties officeooo:paragraph-rsid="0008a297"/>
    </style:style>
    <style:style style:name="P5" style:family="paragraph" style:parent-style-name="Heading_20_2">
      <style:paragraph-properties fo:margin-left="0.397cm" fo:margin-right="0cm" fo:orphans="2" fo:widows="2" fo:text-indent="0cm" style:auto-text-indent="false" fo:break-before="pag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3">
      <style:text-properties officeooo:paragraph-rsid="0008a297"/>
    </style:style>
    <style:style style:name="P8" style:family="paragraph" style:parent-style-name="Heading_20_3">
      <style:text-properties officeooo:paragraph-rsid="000d9fdd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</style:style>
    <style:style style:name="P10" style:family="paragraph" style:parent-style-name="Heading_20_3">
      <style:paragraph-properties fo:margin-left="0cm" fo:margin-right="0cm" fo:orphans="2" fo:widows="2" fo:text-indent="0cm" style:auto-text-indent="false" fo:break-before="page"/>
    </style:style>
    <style:style style:name="P11" style:family="paragraph" style:parent-style-name="Heading_20_3">
      <style:paragraph-properties fo:margin-left="0cm" fo:margin-right="0cm" fo:orphans="2" fo:widows="2" fo:text-indent="0cm" style:auto-text-indent="false" fo:break-before="page"/>
      <style:text-properties officeooo:paragraph-rsid="0008a297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paragraph-properties fo:margin-left="0cm" fo:margin-right="0cm" fo:margin-top="0.85cm" fo:margin-bottom="0.815cm" style:contextual-spacing="false" fo:text-align="center" style:justify-single-word="false" fo:text-indent="0cm" style:auto-text-indent="false"/>
      <style:text-properties officeooo:paragraph-rsid="000ba20e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Table_20_Contents">
      <style:paragraph-properties fo:margin-top="0cm" fo:margin-bottom="0cm" style:contextual-spacing="false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able_20_Heading">
      <style:paragraph-properties fo:margin-left="0cm" fo:margin-right="0cm" fo:text-indent="0cm" style:auto-text-indent="false"/>
    </style:style>
    <style:style style:name="P18" style:family="paragraph" style:parent-style-name="Text_20_body">
      <style:text-properties fo:language="es" fo:country="ES"/>
    </style:style>
    <style:style style:name="P19" style:family="paragraph" style:parent-style-name="Text_20_body">
      <style:text-properties fo:language="es" fo:country="ES" officeooo:paragraph-rsid="0008a297"/>
    </style:style>
    <style:style style:name="P20" style:family="paragraph" style:parent-style-name="Text_20_body">
      <style:text-properties fo:language="es" fo:country="ES" officeooo:rsid="000a36f1" officeooo:paragraph-rsid="000a36f1"/>
    </style:style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2"/>
    <style:style style:name="P48" style:family="paragraph" style:parent-style-name="Text_20_body" style:list-style-name="L43"/>
    <style:style style:name="P49" style:family="paragraph" style:parent-style-name="Text_20_body" style:list-style-name="L44"/>
    <style:style style:name="P50" style:family="paragraph" style:parent-style-name="Text_20_body" style:list-style-name="L45"/>
    <style:style style:name="P51" style:family="paragraph" style:parent-style-name="Text_20_body" style:list-style-name="L46"/>
    <style:style style:name="P52" style:family="paragraph" style:parent-style-name="Text_20_body" style:list-style-name="L47"/>
    <style:style style:name="P53" style:family="paragraph" style:parent-style-name="Text_20_body" style:list-style-name="L48"/>
    <style:style style:name="P54" style:family="paragraph" style:parent-style-name="Text_20_body" style:list-style-name="L49"/>
    <style:style style:name="P55" style:family="paragraph" style:parent-style-name="Text_20_body" style:list-style-name="L50"/>
    <style:style style:name="P56" style:family="paragraph" style:parent-style-name="Text_20_body" style:list-style-name="L51"/>
    <style:style style:name="P57" style:family="paragraph" style:parent-style-name="Text_20_body" style:list-style-name="L52"/>
    <style:style style:name="P58" style:family="paragraph" style:parent-style-name="Text_20_body" style:list-style-name="L53"/>
    <style:style style:name="P59" style:family="paragraph" style:parent-style-name="Text_20_body" style:list-style-name="L54"/>
    <style:style style:name="P60" style:family="paragraph" style:parent-style-name="Text_20_body" style:list-style-name="L55"/>
    <style:style style:name="P61" style:family="paragraph" style:parent-style-name="Text_20_body" style:list-style-name="L56"/>
    <style:style style:name="P62" style:family="paragraph" style:parent-style-name="Text_20_body" style:list-style-name="L57"/>
    <style:style style:name="P63" style:family="paragraph" style:parent-style-name="Text_20_body" style:list-style-name="L58"/>
    <style:style style:name="P64" style:family="paragraph" style:parent-style-name="Text_20_body" style:list-style-name="L59"/>
    <style:style style:name="P65" style:family="paragraph" style:parent-style-name="Text_20_body" style:list-style-name="L60"/>
    <style:style style:name="P66" style:family="paragraph" style:parent-style-name="Text_20_body" style:list-style-name="L61"/>
    <style:style style:name="P67" style:family="paragraph" style:parent-style-name="Text_20_body" style:list-style-name="L62"/>
    <style:style style:name="P68" style:family="paragraph" style:parent-style-name="Text_20_body" style:list-style-name="L63"/>
    <style:style style:name="P6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language="es" fo:country="ES" fo:font-style="normal" fo:font-weight="normal"/>
    </style:style>
    <style:style style:name="P71" style:family="paragraph" style:parent-style-name="Text_20_body">
      <style:paragraph-properties fo:margin-left="0cm" fo:margin-right="0cm" fo:orphans="2" fo:widows="2" fo:text-indent="0cm" style:auto-text-indent="false"/>
    </style:style>
    <style:style style:name="P7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8a297"/>
    </style:style>
    <style:style style:name="P73" style:family="paragraph" style:parent-style-name="Text_20_body" style:list-style-name="L14">
      <style:paragraph-properties fo:margin-top="0cm" fo:margin-bottom="0cm" style:contextual-spacing="false"/>
    </style:style>
    <style:style style:name="P74" style:family="paragraph" style:parent-style-name="Text_20_body" style:list-style-name="L15">
      <style:paragraph-properties fo:margin-top="0cm" fo:margin-bottom="0cm" style:contextual-spacing="false"/>
    </style:style>
    <style:style style:name="P75" style:family="paragraph" style:parent-style-name="Text_20_body" style:list-style-name="L16">
      <style:paragraph-properties fo:margin-top="0cm" fo:margin-bottom="0cm" style:contextual-spacing="false"/>
    </style:style>
    <style:style style:name="P76" style:family="paragraph" style:parent-style-name="Text_20_body" style:list-style-name="L18">
      <style:paragraph-properties fo:margin-top="0cm" fo:margin-bottom="0cm" style:contextual-spacing="false"/>
    </style:style>
    <style:style style:name="P77" style:family="paragraph" style:parent-style-name="Text_20_body" style:list-style-name="L19">
      <style:paragraph-properties fo:margin-top="0cm" fo:margin-bottom="0cm" style:contextual-spacing="false"/>
    </style:style>
    <style:style style:name="P78" style:family="paragraph" style:parent-style-name="Text_20_body" style:list-style-name="L20">
      <style:paragraph-properties fo:margin-top="0cm" fo:margin-bottom="0cm" style:contextual-spacing="false"/>
    </style:style>
    <style:style style:name="P79" style:family="paragraph" style:parent-style-name="Text_20_body" style:list-style-name="L21">
      <style:paragraph-properties fo:margin-top="0cm" fo:margin-bottom="0cm" style:contextual-spacing="false"/>
    </style:style>
    <style:style style:name="P80" style:family="paragraph" style:parent-style-name="Text_20_body" style:list-style-name="L22">
      <style:paragraph-properties fo:margin-top="0cm" fo:margin-bottom="0cm" style:contextual-spacing="false"/>
    </style:style>
    <style:style style:name="P81" style:family="paragraph" style:parent-style-name="Text_20_body" style:list-style-name="L23">
      <style:paragraph-properties fo:margin-top="0cm" fo:margin-bottom="0cm" style:contextual-spacing="false"/>
    </style:style>
    <style:style style:name="P82" style:family="paragraph" style:parent-style-name="Text_20_body" style:list-style-name="L24">
      <style:paragraph-properties fo:margin-top="0cm" fo:margin-bottom="0cm" style:contextual-spacing="false"/>
    </style:style>
    <style:style style:name="P83" style:family="paragraph" style:parent-style-name="Text_20_body" style:list-style-name="L25">
      <style:paragraph-properties fo:margin-top="0cm" fo:margin-bottom="0cm" style:contextual-spacing="false"/>
    </style:style>
    <style:style style:name="P84" style:family="paragraph" style:parent-style-name="Text_20_body" style:list-style-name="L26">
      <style:paragraph-properties fo:margin-top="0cm" fo:margin-bottom="0cm" style:contextual-spacing="false"/>
    </style:style>
    <style:style style:name="P85" style:family="paragraph" style:parent-style-name="Text_20_body" style:list-style-name="L27">
      <style:paragraph-properties fo:margin-top="0cm" fo:margin-bottom="0cm" style:contextual-spacing="false"/>
    </style:style>
    <style:style style:name="P86" style:family="paragraph" style:parent-style-name="Text_20_body" style:list-style-name="L28">
      <style:paragraph-properties fo:margin-top="0cm" fo:margin-bottom="0cm" style:contextual-spacing="false"/>
    </style:style>
    <style:style style:name="P87" style:family="paragraph" style:parent-style-name="Text_20_body" style:list-style-name="L30">
      <style:paragraph-properties fo:margin-top="0cm" fo:margin-bottom="0cm" style:contextual-spacing="false"/>
    </style:style>
    <style:style style:name="P88" style:family="paragraph" style:parent-style-name="Text_20_body" style:list-style-name="L31">
      <style:paragraph-properties fo:margin-top="0cm" fo:margin-bottom="0cm" style:contextual-spacing="false"/>
    </style:style>
    <style:style style:name="P89" style:family="paragraph" style:parent-style-name="Text_20_body" style:list-style-name="L32">
      <style:paragraph-properties fo:margin-top="0cm" fo:margin-bottom="0cm" style:contextual-spacing="false"/>
    </style:style>
    <style:style style:name="P90" style:family="paragraph" style:parent-style-name="Text_20_body" style:list-style-name="L33">
      <style:paragraph-properties fo:margin-top="0cm" fo:margin-bottom="0cm" style:contextual-spacing="false"/>
    </style:style>
    <style:style style:name="P91" style:family="paragraph" style:parent-style-name="Text_20_body" style:list-style-name="L34">
      <style:paragraph-properties fo:margin-top="0cm" fo:margin-bottom="0cm" style:contextual-spacing="false"/>
    </style:style>
    <style:style style:name="P92" style:family="paragraph" style:parent-style-name="Text_20_body" style:list-style-name="L35">
      <style:paragraph-properties fo:margin-top="0cm" fo:margin-bottom="0cm" style:contextual-spacing="false"/>
    </style:style>
    <style:style style:name="P93" style:family="paragraph" style:parent-style-name="Text_20_body" style:list-style-name="L36">
      <style:paragraph-properties fo:margin-top="0cm" fo:margin-bottom="0cm" style:contextual-spacing="false"/>
    </style:style>
    <style:style style:name="P94" style:family="paragraph" style:parent-style-name="Text_20_body" style:list-style-name="L37">
      <style:paragraph-properties fo:margin-top="0cm" fo:margin-bottom="0cm" style:contextual-spacing="false"/>
    </style:style>
    <style:style style:name="P95" style:family="paragraph" style:parent-style-name="Text_20_body" style:list-style-name="L38">
      <style:paragraph-properties fo:margin-top="0cm" fo:margin-bottom="0cm" style:contextual-spacing="false"/>
    </style:style>
    <style:style style:name="P96" style:family="paragraph" style:parent-style-name="Text_20_body" style:list-style-name="L39">
      <style:paragraph-properties fo:margin-top="0cm" fo:margin-bottom="0cm" style:contextual-spacing="false"/>
    </style:style>
    <style:style style:name="P97" style:family="paragraph" style:parent-style-name="Text_20_body" style:list-style-name="L40">
      <style:paragraph-properties fo:margin-top="0cm" fo:margin-bottom="0cm" style:contextual-spacing="false"/>
    </style:style>
    <style:style style:name="P98" style:family="paragraph" style:parent-style-name="Text_20_body" style:list-style-name="L41">
      <style:paragraph-properties fo:margin-top="0cm" fo:margin-bottom="0cm" style:contextual-spacing="false"/>
    </style:style>
    <style:style style:name="P99" style:family="paragraph" style:parent-style-name="Text_20_body" style:list-style-name="L42">
      <style:paragraph-properties fo:margin-top="0cm" fo:margin-bottom="0cm" style:contextual-spacing="false"/>
    </style:style>
    <style:style style:name="P100" style:family="paragraph" style:parent-style-name="Text_20_body" style:list-style-name="L43">
      <style:paragraph-properties fo:margin-top="0cm" fo:margin-bottom="0cm" style:contextual-spacing="false"/>
    </style:style>
    <style:style style:name="P101" style:family="paragraph" style:parent-style-name="Text_20_body" style:list-style-name="L44">
      <style:paragraph-properties fo:margin-top="0cm" fo:margin-bottom="0cm" style:contextual-spacing="false"/>
    </style:style>
    <style:style style:name="P102" style:family="paragraph" style:parent-style-name="Text_20_body" style:list-style-name="L45">
      <style:paragraph-properties fo:margin-top="0cm" fo:margin-bottom="0cm" style:contextual-spacing="false"/>
    </style:style>
    <style:style style:name="P103" style:family="paragraph" style:parent-style-name="Text_20_body" style:list-style-name="L46">
      <style:paragraph-properties fo:margin-top="0cm" fo:margin-bottom="0cm" style:contextual-spacing="false"/>
    </style:style>
    <style:style style:name="P104" style:family="paragraph" style:parent-style-name="Text_20_body" style:list-style-name="L47">
      <style:paragraph-properties fo:margin-top="0cm" fo:margin-bottom="0cm" style:contextual-spacing="false"/>
    </style:style>
    <style:style style:name="P105" style:family="paragraph" style:parent-style-name="Text_20_body" style:list-style-name="L48">
      <style:paragraph-properties fo:margin-top="0cm" fo:margin-bottom="0cm" style:contextual-spacing="false"/>
    </style:style>
    <style:style style:name="P106" style:family="paragraph" style:parent-style-name="Text_20_body" style:list-style-name="L49">
      <style:paragraph-properties fo:margin-top="0cm" fo:margin-bottom="0cm" style:contextual-spacing="false"/>
    </style:style>
    <style:style style:name="P107" style:family="paragraph" style:parent-style-name="Text_20_body" style:list-style-name="L50">
      <style:paragraph-properties fo:margin-top="0cm" fo:margin-bottom="0cm" style:contextual-spacing="false"/>
    </style:style>
    <style:style style:name="P108" style:family="paragraph" style:parent-style-name="Text_20_body" style:list-style-name="L51">
      <style:paragraph-properties fo:margin-top="0cm" fo:margin-bottom="0cm" style:contextual-spacing="false"/>
    </style:style>
    <style:style style:name="P109" style:family="paragraph" style:parent-style-name="Text_20_body" style:list-style-name="L52">
      <style:paragraph-properties fo:margin-top="0cm" fo:margin-bottom="0cm" style:contextual-spacing="false"/>
    </style:style>
    <style:style style:name="P110" style:family="paragraph" style:parent-style-name="Text_20_body" style:list-style-name="L53">
      <style:paragraph-properties fo:margin-top="0cm" fo:margin-bottom="0cm" style:contextual-spacing="false"/>
    </style:style>
    <style:style style:name="P111" style:family="paragraph" style:parent-style-name="Text_20_body" style:list-style-name="L55">
      <style:paragraph-properties fo:margin-top="0cm" fo:margin-bottom="0cm" style:contextual-spacing="false"/>
    </style:style>
    <style:style style:name="P112" style:family="paragraph" style:parent-style-name="Text_20_body" style:list-style-name="L56">
      <style:paragraph-properties fo:margin-top="0cm" fo:margin-bottom="0cm" style:contextual-spacing="false"/>
    </style:style>
    <style:style style:name="P113" style:family="paragraph" style:parent-style-name="Text_20_body" style:list-style-name="L58">
      <style:paragraph-properties fo:margin-top="0cm" fo:margin-bottom="0cm" style:contextual-spacing="false"/>
    </style:style>
    <style:style style:name="P114" style:family="paragraph" style:parent-style-name="Text_20_body" style:list-style-name="L60">
      <style:paragraph-properties fo:margin-top="0cm" fo:margin-bottom="0cm" style:contextual-spacing="false"/>
    </style:style>
    <style:style style:name="P115" style:family="paragraph" style:parent-style-name="Text_20_body" style:list-style-name="L62">
      <style:paragraph-properties fo:margin-top="0cm" fo:margin-bottom="0cm" style:contextual-spacing="false"/>
    </style:style>
    <style:style style:name="P116" style:family="paragraph" style:parent-style-name="Text_20_body" style:list-style-name="L63">
      <style:paragraph-properties fo:margin-top="0cm" fo:margin-bottom="0cm" style:contextual-spacing="false"/>
    </style:style>
    <style:style style:name="P117" style:family="paragraph" style:parent-style-name="Text_20_body" style:list-style-name="L1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18" style:family="paragraph" style:parent-style-name="Text_20_body" style:list-style-name="L2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19" style:family="paragraph" style:parent-style-name="Text_20_body" style:list-style-name="L5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0" style:family="paragraph" style:parent-style-name="Text_20_body" style:list-style-name="L6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1" style:family="paragraph" style:parent-style-name="Text_20_body" style:list-style-name="L7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2" style:family="paragraph" style:parent-style-name="Text_20_body" style:list-style-name="L9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3" style:family="paragraph" style:parent-style-name="Text_20_body" style:list-style-name="L10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4" style:family="paragraph" style:parent-style-name="Text_20_body" style:list-style-name="L11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5" style:family="paragraph" style:parent-style-name="Text_20_body" style:list-style-name="L12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6" style:family="paragraph" style:parent-style-name="Text_20_body" style:list-style-name="L13">
      <style:paragraph-properties fo:margin-left="0.397cm" fo:margin-right="0cm" fo:margin-top="0cm" fo:margin-bottom="0cm" style:contextual-spacing="false" fo:orphans="2" fo:widows="2" fo:text-indent="0cm" style:auto-text-indent="false"/>
    </style:style>
    <style:style style:name="P127" style:family="paragraph" style:parent-style-name="Text_20_body" style:list-style-name="L7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8" style:family="paragraph" style:parent-style-name="Text_20_body" style:list-style-name="L8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9" style:family="paragraph" style:parent-style-name="Text_20_body" style:list-style-name="L9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30" style:family="paragraph" style:parent-style-name="Text_20_body" style:list-style-name="L11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31" style:family="paragraph" style:parent-style-name="Text_20_body" style:list-style-name="L12">
      <style:paragraph-properties fo:margin-left="0.397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32" style:family="paragraph" style:parent-style-name="Text_20_body">
      <style:paragraph-properties fo:margin-left="0.397cm" fo:margin-right="0cm" fo:orphans="2" fo:widows="2" fo:text-indent="0cm" style:auto-text-indent="false"/>
    </style:style>
    <style:style style:name="P133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34" style:family="paragraph" style:parent-style-name="Text_20_body" style:list-style-name="L2">
      <style:paragraph-properties fo:margin-left="0.397cm" fo:margin-right="0cm" fo:orphans="2" fo:widows="2" fo:text-indent="0cm" style:auto-text-indent="false"/>
    </style:style>
    <style:style style:name="P135" style:family="paragraph" style:parent-style-name="Text_20_body" style:list-style-name="L5">
      <style:paragraph-properties fo:margin-left="0.397cm" fo:margin-right="0cm" fo:orphans="2" fo:widows="2" fo:text-indent="0cm" style:auto-text-indent="false"/>
    </style:style>
    <style:style style:name="P136" style:family="paragraph" style:parent-style-name="Text_20_body" style:list-style-name="L6">
      <style:paragraph-properties fo:margin-left="0.397cm" fo:margin-right="0cm" fo:orphans="2" fo:widows="2" fo:text-indent="0cm" style:auto-text-indent="false"/>
    </style:style>
    <style:style style:name="P137" style:family="paragraph" style:parent-style-name="Text_20_body" style:list-style-name="L13">
      <style:paragraph-properties fo:margin-left="0.397cm" fo:margin-right="0cm" fo:orphans="2" fo:widows="2" fo:text-indent="0cm" style:auto-text-indent="false"/>
    </style:style>
    <style:style style:name="P138" style:family="paragraph" style:parent-style-name="Text_20_body" style:list-style-name="L7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39" style:family="paragraph" style:parent-style-name="Text_20_body" style:list-style-name="L8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40" style:family="paragraph" style:parent-style-name="Text_20_body" style:list-style-name="L9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41" style:family="paragraph" style:parent-style-name="Text_20_body" style:list-style-name="L10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42" style:family="paragraph" style:parent-style-name="Text_20_body" style:list-style-name="L11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43" style:family="paragraph" style:parent-style-name="Text_20_body" style:list-style-name="L12">
      <style:paragraph-properties fo:margin-left="0.397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44" style:family="paragraph" style:parent-style-name="Text_20_body">
      <style:paragraph-properties fo:break-before="page"/>
    </style:style>
    <style:style style:name="P145" style:family="paragraph" style:parent-style-name="Text_20_body">
      <style:paragraph-properties fo:break-before="page"/>
      <style:text-properties fo:language="es" fo:country="ES" style:text-underline-style="solid" style:text-underline-width="auto" style:text-underline-color="font-color" fo:font-weight="bold" officeooo:rsid="000a36f1" officeooo:paragraph-rsid="000a36f1" style:font-weight-asian="bold" style:font-weight-complex="bold"/>
    </style:style>
    <style:style style:name="T1" style:family="text">
      <style:text-properties fo:font-variant="normal" fo:text-transform="none" fo:color="#222222" loext:opacity="100%" style:font-name="Arial" fo:letter-spacing="normal" fo:font-style="normal"/>
    </style:style>
    <style:style style:name="T2" style:family="text">
      <style:text-properties fo:font-variant="normal" fo:text-transform="none" fo:color="#222222" loext:opacity="100%" style:font-name="Arial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Arial" fo:letter-spacing="normal" fo:language="es" fo:country="ES" fo:font-style="normal" fo:font-weight="normal"/>
    </style:style>
    <style:style style:name="T4" style:family="text">
      <style:text-properties fo:font-variant="normal" fo:text-transform="none" fo:color="#222222" loext:opacity="100%" style:font-name="Arial" fo:letter-spacing="normal" fo:language="es" fo:country="ES" fo:font-style="normal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variant="normal" fo:text-transform="none" fo:color="#222222" loext:opacity="100%" style:font-name="Arial" fo:letter-spacing="normal" fo:language="es" fo:country="ES" fo:font-style="normal" style:text-underline-style="solid" style:text-underline-width="auto" style:text-underline-color="font-color" fo:font-weight="normal" officeooo:rsid="0008a297" style:font-weight-asian="normal" style:font-weight-complex="normal"/>
    </style:style>
    <style:style style:name="T6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22222" loext:opacity="100%" style:font-name="Arial" fo:font-size="12pt" fo:letter-spacing="normal" fo:font-style="normal" fo:font-weight="normal" officeooo:rsid="0008a297"/>
    </style:style>
    <style:style style:name="T8" style:family="text">
      <style:text-properties fo:font-variant="normal" fo:text-transform="none" fo:color="#222222" loext:opacity="100%" style:font-name="Arial" fo:font-size="12pt" fo:letter-spacing="normal" fo:font-style="normal" fo:font-weight="normal" officeooo:rsid="000d9fdd"/>
    </style:style>
    <style:style style:name="T9" style:family="text">
      <style:text-properties fo:font-variant="normal" fo:text-transform="none" fo:color="#222222" loext:opacity="100%" style:font-name="Arial" fo:font-size="12pt" fo:letter-spacing="normal" fo:font-style="normal" style:text-underline-style="solid" style:text-underline-width="auto" style:text-underline-color="font-color" fo:font-weight="bold" officeooo:rsid="0008a297" style:font-weight-asian="bold" style:font-weight-complex="bold"/>
    </style:style>
    <style:style style:name="T10" style:family="text">
      <style:text-properties fo:font-variant="normal" fo:text-transform="none" fo:color="#222222" loext:opacity="100%" style:font-name="Arial" fo:font-size="12pt" fo:letter-spacing="normal" fo:font-style="normal" style:text-underline-style="solid" style:text-underline-width="auto" style:text-underline-color="font-color" fo:font-weight="bold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22222" loext:opacity="100%" style:font-name="Arial" fo:font-size="12pt" fo:letter-spacing="normal" fo:font-style="normal" style:text-underline-style="solid" style:text-underline-width="auto" style:text-underline-color="font-color" officeooo:rsid="0008a297"/>
    </style:style>
    <style:style style:name="T12" style:family="text">
      <style:text-properties fo:font-variant="normal" fo:text-transform="none" fo:color="#222222" loext:opacity="100%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222222" loext:opacity="100%" style:font-name="Arial" fo:font-size="12pt" fo:letter-spacing="normal" fo:font-style="normal" style:text-underline-style="solid" style:text-underline-width="auto" style:text-underline-color="font-color" fo:font-weight="normal" officeooo:rsid="0008a297" style:font-weight-asian="bold" style:font-weight-complex="bold"/>
    </style:style>
    <style:style style:name="T14" style:family="text">
      <style:text-properties fo:font-variant="normal" fo:text-transform="none" fo:color="#222222" loext:opacity="100%" style:font-name="Arial" fo:font-size="12pt" fo:letter-spacing="normal" fo:font-style="normal" style:text-underline-style="solid" style:text-underline-width="auto" style:text-underline-color="font-color" fo:font-weight="normal" officeooo:rsid="0008a297"/>
    </style:style>
    <style:style style:name="T15" style:family="text">
      <style:text-properties fo:font-variant="normal" fo:text-transform="none" fo:color="#222222" loext:opacity="100%" style:font-name="Arial" fo:font-size="12pt" fo:letter-spacing="normal" fo:font-style="normal" style:text-underline-style="none" fo:font-weight="normal" style:font-weight-asian="bold" style:font-weight-complex="bold"/>
    </style:style>
    <style:style style:name="T16" style:family="text">
      <style:text-properties fo:font-variant="normal" fo:text-transform="none" fo:color="#222222" loext:opacity="100%" style:font-name="Arial" fo:font-size="12pt" fo:letter-spacing="normal" fo:language="es" fo:country="ES" fo:font-style="normal" fo:font-weight="normal"/>
    </style:style>
    <style:style style:name="T17" style:family="text">
      <style:text-properties fo:font-variant="normal" fo:text-transform="none" fo:color="#222222" loext:opacity="100%" style:font-name="Arial" fo:font-size="12pt" fo:letter-spacing="normal" fo:language="es" fo:country="ES" fo:font-style="normal" style:text-underline-style="solid" style:text-underline-width="auto" style:text-underline-color="font-color" fo:font-weight="normal" officeooo:rsid="0008a297" style:font-weight-asian="normal" style:font-weight-complex="normal"/>
    </style:style>
    <style:style style:name="T18" style:family="text">
      <style:text-properties fo:font-variant="normal" fo:text-transform="none" fo:color="#222222" loext:opacity="100%" style:font-name="Arial" fo:font-size="12pt" fo:letter-spacing="normal" fo:language="es" fo:country="ES" fo:font-style="italic" fo:font-weight="normal" fo:background-color="#ffff00" loext:char-shading-value="0" style:font-style-asian="italic" style:font-style-complex="italic"/>
    </style:style>
    <style:style style:name="T19" style:family="text">
      <style:text-properties fo:font-variant="normal" fo:text-transform="none" fo:color="#222222" loext:opacity="100%" style:font-name="Arial" fo:font-size="12pt" fo:letter-spacing="normal" fo:font-style="italic" fo:font-weight="normal" fo:background-color="#ffff00" loext:char-shading-value="0" style:font-style-asian="italic" style:font-style-complex="italic"/>
    </style:style>
    <style:style style:name="T20" style:family="text">
      <style:text-properties fo:font-variant="normal" fo:text-transform="none" fo:color="#222222" loext:opacity="100%" style:font-name="Arial" fo:font-size="12pt" fo:letter-spacing="normal" fo:font-style="italic" style:font-style-asian="italic" style:font-style-complex="italic"/>
    </style:style>
    <style:style style:name="T21" style:family="text">
      <style:text-properties fo:font-variant="normal" fo:text-transform="none" fo:color="#222222" loext:opacity="100%" style:font-name="Arial" fo:font-size="18pt" fo:letter-spacing="normal" fo:font-style="norma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fo:color="#222222" loext:opacity="100%" style:font-name="Arial" fo:font-size="18pt" fo:letter-spacing="normal" fo:font-style="normal" style:text-underline-style="solid" style:text-underline-width="auto" style:text-underline-color="font-color" fo:font-weight="bold" officeooo:rsid="0008bc2c" style:font-size-asian="18pt" style:font-weight-asian="bold" style:font-size-complex="18pt" style:font-weight-complex="bold"/>
    </style:style>
    <style:style style:name="T23" style:family="text">
      <style:text-properties fo:font-variant="normal" fo:text-transform="none" fo:color="#222222" loext:opacity="100%" style:font-name="Arial" fo:font-size="20pt" fo:letter-spacing="normal" fo:font-style="normal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variant="normal" fo:text-transform="none" style:font-name="Cooper Black" fo:font-size="76pt" fo:letter-spacing="normal" fo:language="es" fo:country="ES" fo:font-style="normal" fo:font-weight="normal" officeooo:rsid="000ba20e" style:font-size-asian="76pt" style:font-size-complex="76pt"/>
    </style:style>
    <style:style style:name="T25" style:family="text">
      <style:text-properties fo:font-variant="normal" fo:text-transform="none" fo:color="#be480a" loext:opacity="100%" style:font-name="Cooper Black" fo:font-size="60pt" fo:letter-spacing="normal" fo:language="es" fo:country="ES" fo:font-style="normal" fo:font-weight="normal" officeooo:rsid="000ba20e" style:font-size-asian="60pt" style:font-size-complex="60pt"/>
    </style:style>
    <style:style style:name="T26" style:family="text">
      <style:text-properties fo:font-variant="normal" fo:text-transform="none" fo:color="#be480a" loext:opacity="100%" style:font-name="Cooper Black" fo:font-size="76pt" fo:letter-spacing="normal" fo:language="es" fo:country="ES" fo:font-style="normal" fo:font-weight="normal" officeooo:rsid="000ba20e" style:font-size-asian="76pt" style:font-size-complex="76pt"/>
    </style:style>
    <style:style style:name="T27" style:family="text">
      <style:text-properties fo:font-variant="normal" fo:text-transform="none" fo:color="#000000" loext:opacity="100%" style:font-name="Cooper Black" fo:font-size="76pt" fo:letter-spacing="normal" fo:language="es" fo:country="ES" fo:font-style="normal" fo:font-weight="normal" officeooo:rsid="000ba20e" style:font-size-asian="76pt" style:font-size-complex="76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0c9d1d"/>
    </style:style>
    <style:style style:name="T30" style:family="text">
      <style:text-properties officeooo:rsid="000d9fd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text:span text:style-name="Strong_20_Emphasis"><text:span text:style-name="T25"/></text:span></text:h>
      <text:h text:style-name="P13" text:outline-level="3"><text:span text:style-name="Strong_20_Emphasis"><text:span text:style-name="T27">CAFETOPIA</text:span></text:span></text:h>
      <text:h text:style-name="P12" text:outline-level="3"><text:span text:style-name="Strong_20_Emphasis"><text:span text:style-name="T3">Objetivo del Juego</text:span></text:span></text:h>
      <text:p text:style-name="P70">Los jugadores administran su propia empresa cafetera, desde la producción en plantaciones hasta la venta en cafeterías y mercados internacionales. El ganador es quien tenga más dinero y prestigio al final del juego.</text:p>
      <text:p text:style-name="P14"/>
      <text:h text:style-name="Heading_20_3" text:outline-level="3"><text:span text:style-name="Strong_20_Emphasis"><text:span text:style-name="T5">1- </text:span></text:span><text:span text:style-name="Strong_20_Emphasis"><text:span text:style-name="T4">Producción (Gestión de Plantaciones</text:span></text:span><text:span text:style-name="Strong_20_Emphasis"><text:span text:style-name="T5">)</text:span></text:span></text:h>
      <text:p text:style-name="P70">Cada jugador empieza con una finca en una región cafetera (Colombia, Etiopía, Brasil, etc.). Debe:</text:p>
      <text:list xml:id="list3949413754" text:style-name="L1">
        <text:list-item>
          <text:p text:style-name="P117"><text:span text:style-name="Strong_20_Emphasis"><text:span text:style-name="T16">Plantar café: </text:span></text:span><text:span text:style-name="T16">Elegir qué tipo de grano cultivar (arábica, robusta, especialidad).</text:span></text:p>
        </text:list-item>
        <text:list-item>
          <text:p text:style-name="P117"><text:span text:style-name="Strong_20_Emphasis"><text:span text:style-name="T16">Cosechar: </text:span></text:span><text:span text:style-name="T16">Una vez por ronda, el café está listo para vender.</text:span></text:p>
        </text:list-item>
        <text:list-item>
          <text:p text:style-name="P117"><text:span text:style-name="Strong_20_Emphasis"><text:span text:style-name="T16">Mejoras: </text:span></text:span><text:span text:style-name="T16">Pueden invertir en fertilizantes, secado, sombra, o riego para mejorar la calidad.</text:span></text:p>
        </text:list-item>
        <text:list-item>
          <text:p text:style-name="P133"><text:span text:style-name="Strong_20_Emphasis"><text:span text:style-name="T16">Eventos Climáticos: </text:span></text:span><text:span text:style-name="T16">Cada turno puede haber sequías, plagas o temporadas favorables.</text:span></text:p>
        </text:list-item>
      </text:list>
      <text:p text:style-name="P71"><text:span text:style-name="Emphasis"><text:span text:style-name="T18">Esta parte es clave para generar recursos para vender más adelante.</text:span></text:span></text:p>
      <text:h text:style-name="P7" text:outline-level="3"><text:span text:style-name="Strong_20_Emphasis"><text:span text:style-name="T17">2- </text:span></text:span><text:span text:style-name="Strong_20_Emphasis"><text:span text:style-name="T14">Comercio de Granos (Subastas y Ventas)</text:span></text:span></text:h>
      <text:p text:style-name="P19"><text:span text:style-name="Strong_20_Emphasis"><text:span text:style-name="T9"/></text:span></text:p>
      <text:p text:style-name="P69">Los jugadores pueden vender su café en:</text:p>
      <text:list xml:id="list4242612474" text:style-name="L2">
        <text:list-item>
          <text:p text:style-name="P118"><text:span text:style-name="Strong_20_Emphasis"><text:span text:style-name="T6">Mercado local: </text:span></text:span><text:span text:style-name="T6">Precio bajo pero garantizado.</text:span></text:p>
        </text:list-item>
        <text:list-item>
          <text:p text:style-name="P118"><text:span text:style-name="Strong_20_Emphasis"><text:span text:style-name="T6">Exportación:</text:span></text:span><text:span text:style-name="T6">Hay pedidos internacionales con requisitos específicos (ejemplo: café orgánico, de altura, de comercio justo).</text:span></text:p>
        </text:list-item>
        <text:list-item>
          <text:p text:style-name="P134"><text:span text:style-name="Strong_20_Emphasis"><text:span text:style-name="T6">Subasta:</text:span></text:span><text:span text:style-name="T6">Los jugadores pueden vender entre ellos o pujar por lotes de café raro.</text:span></text:p>
        </text:list-item>
      </text:list>
      <text:p text:style-name="P71"><text:span text:style-name="Emphasis"><text:span text:style-name="T19">Aquí los jugadores deben decidir si venden rápido o esperan mejores ofertas.</text:span></text:span></text:p>
      <text:h text:style-name="P9" text:outline-level="3"><text:span text:style-name="Emphasis"><text:span text:style-name="Strong_20_Emphasis"><text:span text:style-name="T14">3- </text:span></text:span></text:span><text:span text:style-name="Emphasis"><text:span text:style-name="Strong_20_Emphasis"><text:span text:style-name="T12">Transformación del Café (Mejoras y Procesos)</text:span></text:span></text:span></text:h>
      <text:p text:style-name="P71"><text:span text:style-name="T6">Los jugadores pueden elegir </text:span><text:span text:style-name="Strong_20_Emphasis"><text:span text:style-name="T6">tostar </text:span></text:span><text:span text:style-name="T6">su café en lugar de venderlo como grano verde. Pueden invertir en:</text:span></text:p>
      <text:list xml:id="list3503181065" text:style-name="L5">
        <text:list-item>
          <text:p text:style-name="P119"><text:span text:style-name="Strong_20_Emphasis"><text:span text:style-name="T6">Tostado artesanal: </text:span></text:span><text:span text:style-name="T6">Más caro pero aumenta la calidad.</text:span></text:p>
        </text:list-item>
        <text:list-item>
          <text:p text:style-name="P119"><text:span text:style-name="Strong_20_Emphasis"><text:span text:style-name="T6">Producción industrial: </text:span></text:span><text:span text:style-name="T6">Más cantidad pero menor prestigio.</text:span></text:p>
        </text:list-item>
        <text:list-item>
          <text:p text:style-name="P135"><text:span text:style-name="Strong_20_Emphasis"><text:span text:style-name="T6">Certificaciones: </text:span></text:span><text:span text:style-name="T6">Comercio Justo, Orgánico, etc., para vender más caro.</text:span></text:p>
        </text:list-item>
      </text:list>
      <text:p text:style-name="P71"><text:span text:style-name="Emphasis"><text:span text:style-name="T19">Esta fase añade más estrategia: ¿Vendo rápido o invierto para ganar más luego?</text:span></text:span></text:p>
      <text:p text:style-name="P71"><text:span text:style-name="Emphasis"><text:span text:style-name="T15"><text:s text:c="3"/></text:span></text:span></text:p>
      <text:h text:style-name="P10" text:outline-level="3"><text:span text:style-name="Emphasis"><text:span text:style-name="T13">4- </text:span></text:span><text:span text:style-name="Emphasis"><text:span text:style-name="Strong_20_Emphasis"><text:span text:style-name="T12">Venta Final (Mercados y Cafeterías)</text:span></text:span></text:span></text:h>
      <text:p text:style-name="P69">Los jugadores pueden vender su café tostado en:</text:p>
      <text:list xml:id="list157019116" text:style-name="L6">
        <text:list-item>
          <text:p text:style-name="P120"><text:span text:style-name="Strong_20_Emphasis"><text:span text:style-name="T6">Supermercados: </text:span></text:span><text:span text:style-name="T6">Ventas en masa pero con márgenes bajos.</text:span></text:p>
        </text:list-item>
        <text:list-item>
          <text:p text:style-name="P120"><text:span text:style-name="Strong_20_Emphasis"><text:span text:style-name="T6">Cafeterías propias: </text:span></text:span><text:span text:style-name="T6">Los jugadores pueden abrir sucursales y mejorar su menú con máquinas de espresso y baristas.</text:span></text:p>
        </text:list-item>
        <text:list-item>
          <text:p text:style-name="P136"><text:span text:style-name="Strong_20_Emphasis"><text:span text:style-name="T6">Clientes Especiales: </text:span></text:span><text:span text:style-name="T6">Algunos compradores buscan café de alta gama y pagan más por calidad.</text:span></text:p>
        </text:list-item>
      </text:list>
      <text:p text:style-name="P71"><text:span text:style-name="Emphasis"><text:span text:style-name="T19">Aquí los jugadores deben elegir si venden mucho a bajo precio o poco a alto precio.</text:span></text:span></text:p>
      <text:p text:style-name="P71"><text:span text:style-name="Emphasis"><text:span text:style-name="T19"/></text:span></text:p>
      <text:h text:style-name="P3" text:outline-level="2"><text:span text:style-name="Emphasis"><text:span text:style-name="Strong_20_Emphasis"><text:span text:style-name="T10">Estructura de Turnos</text:span></text:span></text:span></text:h>
      <text:p text:style-name="P72"><text:span text:style-name="T6">Cada ronda representa </text:span><text:span text:style-name="Strong_20_Emphasis"><text:span text:style-name="T6">una temporada de café </text:span></text:span><text:span text:style-name="T6">y sigue este orden:<text:line-break/></text:span></text:p>
      <text:p text:style-name="P72"><text:span text:style-name="Strong_20_Emphasis"><text:span text:style-name="T7">1- </text:span></text:span><text:span text:style-name="Strong_20_Emphasis"><text:span text:style-name="T6">Producción: </text:span></text:span><text:span text:style-name="T6">Se cosecha el café en las fincas.</text:span></text:p>
      <text:p text:style-name="P72"><text:span text:style-name="Strong_20_Emphasis"><text:span text:style-name="T7">2- </text:span></text:span><text:span text:style-name="Strong_20_Emphasis"><text:span text:style-name="T6">Comercio de granos: </text:span></text:span><text:span text:style-name="T6">Se venden granos en subastas, contratos o mercados locales.</text:span></text:p>
      <text:p text:style-name="P72"><text:span text:style-name="T7">3-</text:span><text:span text:style-name="Strong_20_Emphasis"><text:span text:style-name="T6">Mejoras: </text:span></text:span><text:span text:style-name="T6">Se invierte en procesos como tostado o certificaciones.</text:span></text:p>
      <text:p text:style-name="P72"><text:span text:style-name="Strong_20_Emphasis"><text:span text:style-name="T7">4- </text:span></text:span><text:span text:style-name="Strong_20_Emphasis"><text:span text:style-name="T6">Venta final: </text:span></text:span><text:span text:style-name="T6">Se venden productos en supermercados, cafeterías o clientes especiales.</text:span></text:p>
      <text:p text:style-name="P72"><text:span text:style-name="Strong_20_Emphasis"><text:span text:style-name="T7">5- </text:span></text:span><text:span text:style-name="Strong_20_Emphasis"><text:span text:style-name="T6">Eventos: </text:span></text:span><text:span text:style-name="T6">Puede haber cambios en el clima, nuevas tendencias de café o crisis económicas.</text:span></text:p>
      <text:p text:style-name="P72"><text:span text:style-name="T6"/></text:p>
      <text:p text:style-name="P72"><text:span text:style-name="T6"/></text:p>
      <text:h text:style-name="P4" text:outline-level="2"><text:span text:style-name="Strong_20_Emphasis"><text:span text:style-name="T23">1️- Producción (Gestión de Plantaciones )</text:span></text:span></text:h>
      <text:p text:style-name="Text_20_body">Cada jugador comienza con una <text:span text:style-name="Strong_20_Emphasis">finca en una región cafetera</text:span> y debe manejar su producción de café. Esta fase ocurre al inicio de cada ronda y sigue estos pasos:</text:p>
      <text:h text:style-name="Heading_20_3" text:outline-level="3"><text:span text:style-name="Strong_20_Emphasis">A. Elección del tipo de café a cultivar</text:span></text:h>
      <text:p text:style-name="Text_20_body">Los jugadores eligen qué tipo de grano producir. Cada tipo tiene ventajas y desventaja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 table:style-name="TableLine2002548049968">
            <table:table-cell table:style-name="Tabla2.A1" office:value-type="string">
              <text:p text:style-name="Table_20_Heading">Tipo de Café</text:p>
            </table:table-cell>
            <table:table-cell table:style-name="Tabla2.A1" office:value-type="string">
              <text:p text:style-name="Table_20_Heading">Costo de Cultivo </text:p>
            </table:table-cell>
            <table:table-cell table:style-name="Tabla2.A1" office:value-type="string">
              <text:p text:style-name="Table_20_Heading">Tiempo de Crecimiento </text:p>
            </table:table-cell>
            <table:table-cell table:style-name="Tabla2.A1" office:value-type="string">
              <text:p text:style-name="Table_20_Heading">Precio Base </text:p>
            </table:table-cell>
            <table:table-cell table:style-name="Tabla2.A1" office:value-type="string">
              <text:p text:style-name="Table_20_Heading">Riesgo Climático </text:p>
            </table:table-cell>
            <table:table-cell table:style-name="Tabla2.A1" office:value-type="string">
              <text:p text:style-name="Table_20_Heading">Demanda </text:p>
            </table:table-cell>
          </table:table-row>
        </table:table-header-rows>
        <table:table-row table:style-name="TableLine2002548049968">
          <table:table-cell table:style-name="Tabla2.A1" office:value-type="string">
            <text:p text:style-name="Table_20_Contents"><text:span text:style-name="Strong_20_Emphasis">Arábica</text:span></text:p>
          </table:table-cell>
          <table:table-cell table:style-name="Tabla2.A1" office:value-type="string">
            <text:p text:style-name="Table_20_Contents">Medio</text:p>
          </table:table-cell>
          <table:table-cell table:style-name="Tabla2.A1" office:value-type="string">
            <text:p text:style-name="Table_20_Contents">2 rondas</text:p>
          </table:table-cell>
          <table:table-cell table:style-name="Tabla2.A1" office:value-type="string">
            <text:p text:style-name="Table_20_Contents">Alto</text:p>
          </table:table-cell>
          <table:table-cell table:style-name="Tabla2.A1" office:value-type="string">
            <text:p text:style-name="Table_20_Contents">Vulnerable a climas fríos</text:p>
          </table:table-cell>
          <table:table-cell table:style-name="Tabla2.A1" office:value-type="string">
            <text:p text:style-name="Table_20_Contents">Alta</text:p>
          </table:table-cell>
        </table:table-row>
        <table:table-row table:style-name="TableLine2002548049968">
          <table:table-cell table:style-name="Tabla2.A1" office:value-type="string">
            <text:p text:style-name="Table_20_Contents"><text:span text:style-name="Strong_20_Emphasis">Robusta</text:span></text:p>
          </table:table-cell>
          <table:table-cell table:style-name="Tabla2.A1" office:value-type="string">
            <text:p text:style-name="Table_20_Contents">Bajo</text:p>
          </table:table-cell>
          <table:table-cell table:style-name="Tabla2.A1" office:value-type="string">
            <text:p text:style-name="Table_20_Contents">1 ronda</text:p>
          </table:table-cell>
          <table:table-cell table:style-name="Tabla2.A1" office:value-type="string">
            <text:p text:style-name="Table_20_Contents">Medio</text:p>
          </table:table-cell>
          <table:table-cell table:style-name="Tabla2.A1" office:value-type="string">
            <text:p text:style-name="Table_20_Contents">Resiste climas duros</text:p>
          </table:table-cell>
          <table:table-cell table:style-name="Tabla2.A1" office:value-type="string">
            <text:p text:style-name="Table_20_Contents">Media</text:p>
          </table:table-cell>
        </table:table-row>
        <table:table-row table:style-name="TableLine2002548049968">
          <table:table-cell table:style-name="Tabla2.A1" office:value-type="string">
            <text:p text:style-name="Table_20_Contents"><text:span text:style-name="Strong_20_Emphasis">Especialidad</text:span></text:p>
          </table:table-cell>
          <table:table-cell table:style-name="Tabla2.A1" office:value-type="string">
            <text:p text:style-name="Table_20_Contents">Alto</text:p>
          </table:table-cell>
          <table:table-cell table:style-name="Tabla2.A1" office:value-type="string">
            <text:p text:style-name="Table_20_Contents">3 rondas</text:p>
          </table:table-cell>
          <table:table-cell table:style-name="Tabla2.A1" office:value-type="string">
            <text:p text:style-name="Table_20_Contents">Muy alto</text:p>
          </table:table-cell>
          <table:table-cell table:style-name="Tabla2.A1" office:value-type="string">
            <text:p text:style-name="Table_20_Contents">Muy vulnerable, pero prestigioso</text:p>
          </table:table-cell>
          <table:table-cell table:style-name="Tabla2.A1" office:value-type="string">
            <text:p text:style-name="Table_20_Contents">Variable (según eventos)</text:p>
          </table:table-cell>
        </table:table-row>
      </table:table>
      <text:p text:style-name="Text_20_body"><text:span text:style-name="Emphasis">Los jugadores pueden diversificar y plantar varios tipos en su finca.</text:span></text:p>
      <text:p text:style-name="Horizontal_20_Line"/>
      <text:h text:style-name="Heading_20_3" text:outline-level="3"><text:span text:style-name="Strong_20_Emphasis">B. Condiciones Climáticas y Eventos</text:span></text:h>
      <text:p text:style-name="Text_20_body">Cada ronda, se revela una <text:span text:style-name="Strong_20_Emphasis">carta de evento climático</text:span> que afecta a todas las fincas. Ejemplos:</text:p>
      <text:list xml:id="list1737982187" text:style-name="L14">
        <text:list-item>
          <text:p text:style-name="P73"><text:s/><text:span text:style-name="Strong_20_Emphasis">Temporada Ideal</text:span> → Aumenta la producción de todos los cultivos.</text:p>
        </text:list-item>
        <text:list-item>
          <text:p text:style-name="P73"><text:span text:style-name="Strong_20_Emphasis">Lluvias Intensas</text:span> → Arábica crece mejor, pero Robusta y Especialidad sufren.</text:p>
        </text:list-item>
        <text:list-item>
          <text:p text:style-name="P73"><text:span text:style-name="Strong_20_Emphasis">Plaga de Insectos</text:span> → Se pierden algunos cultivos si no se invirtió en protección.</text:p>
        </text:list-item>
        <text:list-item>
          <text:p text:style-name="P21"><text:span text:style-name="Strong_20_Emphasis">Frío Extremo</text:span> → Reduce la producción de Arábica, pero Robusta sobrevive.</text:p>
        </text:list-item>
      </text:list>
      <text:p text:style-name="Text_20_body"><text:span text:style-name="Emphasis">Los jugadores pueden invertir en mejoras para resistir eventos (ejemplo: pesticidas para plagas, riego para sequías).</text:span></text:p>
      <text:p text:style-name="Horizontal_20_Line"/>
      <text:h text:style-name="Heading_20_3" text:outline-level="3"><text:span text:style-name="Strong_20_Emphasis">C. Cosecha y Almacenamiento</text:span></text:h>
      <text:list xml:id="list2519837100" text:style-name="L15">
        <text:list-item>
          <text:p text:style-name="P74">Si un cultivo ha completado su tiempo de crecimiento, se <text:span text:style-name="Strong_20_Emphasis">cosecha y se convierte en sacos de café</text:span>.</text:p>
        </text:list-item>
        <text:list-item>
          <text:p text:style-name="P74">Los jugadores pueden vender inmediatamente o almacenar café para vender más tarde.</text:p>
        </text:list-item>
        <text:list-item>
          <text:p text:style-name="P22"><text:span text:style-name="Emphasis">El almacenamiento tiene costos (ejemplo: si se guarda más de 3 rondas, puede perder calidad).</text:span></text:p>
        </text:list-item>
      </text:list>
      <text:p text:style-name="Horizontal_20_Line"/>
      <text:h text:style-name="Heading_20_3" text:outline-level="3"><text:span text:style-name="Strong_20_Emphasis"/></text:h>
      <text:h text:style-name="P12" text:outline-level="3"><text:span text:style-name="Strong_20_Emphasis">D. Mejoras en la Plantación</text:span></text:h>
      <text:p text:style-name="Text_20_body">Cada jugador puede mejorar su finca invirtiendo en: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eLine2002548106000">
            <table:table-cell table:style-name="Tabla3.A1" office:value-type="string">
              <text:p text:style-name="Table_20_Heading">Mejora</text:p>
            </table:table-cell>
            <table:table-cell table:style-name="Tabla3.A1" office:value-type="string">
              <text:p text:style-name="Table_20_Heading">Costo </text:p>
            </table:table-cell>
            <table:table-cell table:style-name="Tabla3.A1" office:value-type="string">
              <text:p text:style-name="Table_20_Heading">Beneficio</text:p>
            </table:table-cell>
          </table:table-row>
        </table:table-header-rows>
        <table:table-row table:style-name="TableLine2002548106000">
          <table:table-cell table:style-name="Tabla3.A1" office:value-type="string">
            <text:p text:style-name="Table_20_Contents"><text:span text:style-name="Strong_20_Emphasis">Sistema de Riego</text:span></text:p>
          </table:table-cell>
          <table:table-cell table:style-name="Tabla3.A1" office:value-type="string">
            <text:p text:style-name="Table_20_Contents">Medio</text:p>
          </table:table-cell>
          <table:table-cell table:style-name="Tabla3.A1" office:value-type="string">
            <text:p text:style-name="Table_20_Contents">Protege contra sequías </text:p>
          </table:table-cell>
        </table:table-row>
        <table:table-row table:style-name="TableLine2002548106000">
          <table:table-cell table:style-name="Tabla3.A1" office:value-type="string">
            <text:p text:style-name="Table_20_Contents"><text:span text:style-name="Strong_20_Emphasis">Fertilizantes</text:span></text:p>
          </table:table-cell>
          <table:table-cell table:style-name="Tabla3.A1" office:value-type="string">
            <text:p text:style-name="Table_20_Contents">Bajo</text:p>
          </table:table-cell>
          <table:table-cell table:style-name="Tabla3.A1" office:value-type="string">
            <text:p text:style-name="Table_20_Contents">Acelera el crecimiento en 1 ronda </text:p>
          </table:table-cell>
        </table:table-row>
        <table:table-row table:style-name="TableLine2002548106000">
          <table:table-cell table:style-name="Tabla3.A1" office:value-type="string">
            <text:p text:style-name="Table_20_Contents"><text:span text:style-name="Strong_20_Emphasis">Plantas Resistentes</text:span></text:p>
          </table:table-cell>
          <table:table-cell table:style-name="Tabla3.A1" office:value-type="string">
            <text:p text:style-name="Table_20_Contents">Alto</text:p>
          </table:table-cell>
          <table:table-cell table:style-name="Tabla3.A1" office:value-type="string">
            <text:p text:style-name="Table_20_Contents">Menos afectadas por plagas </text:p>
          </table:table-cell>
        </table:table-row>
        <table:table-row table:style-name="TableLine2002548106000">
          <table:table-cell table:style-name="Tabla3.A1" office:value-type="string">
            <text:p text:style-name="Table_20_Contents"><text:span text:style-name="Strong_20_Emphasis">Secado y Fermentación</text:span></text:p>
          </table:table-cell>
          <table:table-cell table:style-name="Tabla3.A1" office:value-type="string">
            <text:p text:style-name="Table_20_Contents">Medio</text:p>
          </table:table-cell>
          <table:table-cell table:style-name="Tabla3.A1" office:value-type="string">
            <text:p text:style-name="Table_20_Contents">Aumenta la calidad y el precio de venta </text:p>
          </table:table-cell>
        </table:table-row>
      </table:table>
      <text:p text:style-name="Text_20_body"><text:span text:style-name="Emphasis"><text:s/>Estas mejoras ayudan a reducir el riesgo de perder café por eventos climáticos o de mejorar la calidad del grano.</text:span></text:p>
      <text:p text:style-name="Horizontal_20_Line"/>
      <text:h text:style-name="Heading_20_2" text:outline-level="2"><text:span text:style-name="Strong_20_Emphasis">Resumen de la Fase de Producción</text:span></text:h>
      <text:p text:style-name="Text_20_body">1️- <text:span text:style-name="Strong_20_Emphasis">Plantar</text:span> – Elegir qué café cultivar.<text:line-break/>2️- <text:span text:style-name="Strong_20_Emphasis">Revisar el clima</text:span> – Se saca una carta de evento climático.<text:line-break/>3️- <text:span text:style-name="Strong_20_Emphasis">Cosechar</text:span> – Si han pasado las rondas necesarias, el café está listo.<text:line-break/>4️- <text:span text:style-name="Strong_20_Emphasis">Almacenar o vender</text:span> – Los jugadores deciden qué hacer con su café.<text:line-break/>5️- <text:span text:style-name="Strong_20_Emphasis">Invertir en mejoras</text:span> – Se pueden mejorar las fincas para producir mejor en el futuro.</text:p>
      <text:p text:style-name="P72"><text:span text:style-name="T6"/></text:p>
      <text:h text:style-name="P11" text:outline-level="3"><text:span text:style-name="Strong_20_Emphasis"><text:span text:style-name="T22">2- </text:span></text:span><text:span text:style-name="Strong_20_Emphasis"><text:span text:style-name="T21">Comercio de Granos en el Juego</text:span></text:span></text:h>
      <text:p text:style-name="P71"><text:span text:style-name="T6">El comercio de granos es un punto clave en el juego, porque es donde los jugadores deciden </text:span><text:span text:style-name="Strong_20_Emphasis"><text:span text:style-name="T6">cómo vender su café crudo <text:s/></text:span></text:span><text:span text:style-name="T6">para maximizar ganancias. Aquí hay </text:span><text:span text:style-name="Strong_20_Emphasis"><text:span text:style-name="T6">tres formas de comercio</text:span></text:span><text:span text:style-name="T6">, cada una con ventajas y desventajas.</text:span></text:p>
      <text:p text:style-name="Horizontal_20_Line"/>
      <text:h text:style-name="P3" text:outline-level="2"><text:span text:style-name="Strong_20_Emphasis"><text:span text:style-name="T2">Venta Directa al Mercado Local </text:span></text:span><text:span text:style-name="T2">(Rápida pero menos rentable)</text:span></text:h>
      <text:list xml:id="list622498430" text:style-name="L7">
        <text:list-item>
          <text:p text:style-name="P121"><text:span text:style-name="T6">Cada jugador puede vender su café </text:span><text:span text:style-name="Strong_20_Emphasis"><text:span text:style-name="T6">sin restricciones </text:span></text:span><text:span text:style-name="T6">en el mercado local.</text:span></text:p>
        </text:list-item>
        <text:list-item>
          <text:p text:style-name="P127">El precio por kilo es fijo y bajo (ejemplo: $10 por kilo).</text:p>
        </text:list-item>
        <text:list-item>
          <text:p text:style-name="P127">No hay riesgo, pero tampoco grandes ganancias.</text:p>
        </text:list-item>
        <text:list-item>
          <text:p text:style-name="P138">Se usa cuando se necesita dinero inmediato para pagar mejoras o sobrevivir.</text:p>
        </text:list-item>
      </text:list>
      <text:p text:style-name="P71"><text:span text:style-name="Strong_20_Emphasis"><text:span text:style-name="T6">Ejemplo en juego:</text:span></text:span></text:p>
      <text:list xml:id="list1923092862" text:style-name="L8">
        <text:list-item>
          <text:p text:style-name="P128">Sofía cosecha 3 sacos de café y vende 2 en el mercado local por $20.</text:p>
        </text:list-item>
        <text:list-item>
          <text:p text:style-name="P139">Usa ese dinero para comprar fertilizante para la siguiente ronda.</text:p>
        </text:list-item>
      </text:list>
      <text:p text:style-name="Horizontal_20_Line"/>
      <text:h text:style-name="P3" text:outline-level="2"><text:span text:style-name="Strong_20_Emphasis"><text:span text:style-name="T2">Exportación Internacional </text:span></text:span><text:span text:style-name="T2">(Más rentable pero requiere planificación)</text:span></text:h>
      <text:list xml:id="list3037083847" text:style-name="L9">
        <text:list-item>
          <text:p text:style-name="P122"><text:span text:style-name="T6">Hay </text:span><text:span text:style-name="Strong_20_Emphasis"><text:span text:style-name="T6">cartas de pedido </text:span></text:span><text:span text:style-name="T6">de mercados internacionales (EE.UU., Japón, Europa).</text:span></text:p>
        </text:list-item>
        <text:list-item>
          <text:p text:style-name="P129">Cada carta indica un tipo de café y una cantidad específica (ejemplo: "Japón compra 2 sacos de café orgánico por $40 cada uno").</text:p>
        </text:list-item>
        <text:list-item>
          <text:p text:style-name="P129">Si un jugador tiene el café correcto, puede enviarlo en ese turno.</text:p>
        </text:list-item>
        <text:list-item>
          <text:p text:style-name="P140">Si nadie lo tiene, la carta permanece abierta hasta que alguien la reclame.</text:p>
        </text:list-item>
      </text:list>
      <text:p text:style-name="P71"><text:span text:style-name="Strong_20_Emphasis"><text:span text:style-name="T6"><text:s/>Ejemplo en juego:</text:span></text:span></text:p>
      <text:list xml:id="list1637734045" text:style-name="L10">
        <text:list-item>
          <text:p text:style-name="P123"><text:span text:style-name="T6">Miguel tiene 3 sacos de café y ve que Europa quiere comprar</text:span><text:span text:style-name="T8"> </text:span><text:span text:style-name="Strong_20_Emphasis"><text:span text:style-name="T6">café de altura</text:span></text:span><text:span text:style-name="T6">.</text:span></text:p>
        </text:list-item>
        <text:list-item>
          <text:p text:style-name="P141">Como su café no cumple, decide esperar o mejorar su producción en el siguiente turno.</text:p>
        </text:list-item>
      </text:list>
      <text:p text:style-name="Horizontal_20_Line"/>
      <text:h text:style-name="P3" text:outline-level="2"><text:span text:style-name="Strong_20_Emphasis"><text:span text:style-name="T2"><text:s/></text:span></text:span><text:span text:style-name="Strong_20_Emphasis"><text:span text:style-name="T2">Subasta entre Jugadores </text:span></text:span><text:span text:style-name="T2">(Competencia directa)</text:span></text:h>
      <text:list xml:id="list2648030664" text:style-name="L11">
        <text:list-item>
          <text:p text:style-name="P124"><text:span text:style-name="T6">Cada ronda, uno de los jugadores puede </text:span><text:span text:style-name="Strong_20_Emphasis"><text:span text:style-name="T6">ofrecer su café en una subasta </text:span></text:span><text:span text:style-name="T6">en lugar de venderlo al mercado.</text:span></text:p>
        </text:list-item>
        <text:list-item>
          <text:p text:style-name="P130">Los otros jugadores pujan con su dinero y el mejor postor se lo lleva.</text:p>
        </text:list-item>
        <text:list-item>
          <text:p text:style-name="P130">Esto es útil cuando alguien necesita café para completar un contrato urgente.</text:p>
        </text:list-item>
        <text:list-item>
          <text:p text:style-name="P142">También es una forma de vender café raro a un precio más alto.</text:p>
        </text:list-item>
      </text:list>
      <text:p text:style-name="P71"><text:span text:style-name="Strong_20_Emphasis"><text:span text:style-name="T6">Ejemplo en juego:</text:span></text:span></text:p>
      <text:list xml:id="list528449052" text:style-name="L12">
        <text:list-item>
          <text:p text:style-name="P125"><text:span text:style-name="T6">Pablo tiene un lote de </text:span><text:span text:style-name="Strong_20_Emphasis"><text:span text:style-name="T6">café geisha</text:span></text:span><text:span text:style-name="T6">, que es muy valioso.</text:span></text:p>
        </text:list-item>
        <text:list-item>
          <text:p text:style-name="P131"><text:soft-page-break/>En lugar de venderlo al mercado, lo subasta.</text:p>
        </text:list-item>
        <text:list-item>
          <text:p text:style-name="P131">Ana necesita café especial para un contrato en EE.UU. y puja $50.</text:p>
        </text:list-item>
        <text:list-item>
          <text:p text:style-name="P143">Pablo vende su café por mucho más de lo que obtendría en el mercado local.</text:p>
        </text:list-item>
      </text:list>
      <text:p text:style-name="Horizontal_20_Line"/>
      <text:h text:style-name="P3" text:outline-level="2"><text:span text:style-name="Strong_20_Emphasis"><text:span text:style-name="T2">Tabla de Comparación de Opciones de Venta</text:span>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eLine2002393241312">
            <table:table-cell table:style-name="Tabla1.A1" office:value-type="string">
              <text:p text:style-name="Table_20_Heading">Método de Venta</text:p>
            </table:table-cell>
            <table:table-cell table:style-name="Tabla1.A1" office:value-type="string">
              <text:p text:style-name="Table_20_Heading">Riesgo</text:p>
            </table:table-cell>
            <table:table-cell table:style-name="Tabla1.A1" office:value-type="string">
              <text:p text:style-name="Table_20_Heading">Ganancia</text:p>
            </table:table-cell>
            <table:table-cell table:style-name="Tabla1.A1" office:value-type="string">
              <text:p text:style-name="Table_20_Heading">Velocidad</text:p>
            </table:table-cell>
            <table:table-cell table:style-name="Tabla1.A1" office:value-type="string">
              <text:p text:style-name="P17">Estrategia</text:p>
            </table:table-cell>
          </table:table-row>
        </table:table-header-rows>
        <table:table-row table:style-name="TableLine2002393241312">
          <table:table-cell table:style-name="Tabla1.A1" office:value-type="string">
            <text:p text:style-name="P16"><text:span text:style-name="Strong_20_Emphasis">Mercado Local</text:span></text:p>
          </table:table-cell>
          <table:table-cell table:style-name="Tabla1.A1" office:value-type="string">
            <text:p text:style-name="P16">Bajo</text:p>
          </table:table-cell>
          <table:table-cell table:style-name="Tabla1.A1" office:value-type="string">
            <text:p text:style-name="P16">Baja</text:p>
          </table:table-cell>
          <table:table-cell table:style-name="Tabla1.A1" office:value-type="string">
            <text:p text:style-name="P16">Rápido</text:p>
          </table:table-cell>
          <table:table-cell table:style-name="Tabla1.A1" office:value-type="string">
            <text:p text:style-name="P16">Para ganar dinero inmediato.</text:p>
          </table:table-cell>
        </table:table-row>
        <table:table-row table:style-name="TableLine2002393241312">
          <table:table-cell table:style-name="Tabla1.A1" office:value-type="string">
            <text:p text:style-name="P16"><text:span text:style-name="Strong_20_Emphasis">Exportación</text:span></text:p>
          </table:table-cell>
          <table:table-cell table:style-name="Tabla1.A1" office:value-type="string">
            <text:p text:style-name="P16">Medio</text:p>
          </table:table-cell>
          <table:table-cell table:style-name="Tabla1.A1" office:value-type="string">
            <text:p text:style-name="P16">Alta</text:p>
          </table:table-cell>
          <table:table-cell table:style-name="Tabla1.A1" office:value-type="string">
            <text:p text:style-name="P16">Lento</text:p>
          </table:table-cell>
          <table:table-cell table:style-name="Tabla1.A1" office:value-type="string">
            <text:p text:style-name="P16">Para jugadores que planean bien sus cultivos.</text:p>
          </table:table-cell>
        </table:table-row>
        <table:table-row table:style-name="TableLine2002393241312">
          <table:table-cell table:style-name="Tabla1.A1" office:value-type="string">
            <text:p text:style-name="P16"><text:span text:style-name="Strong_20_Emphasis">Subasta</text:span></text:p>
          </table:table-cell>
          <table:table-cell table:style-name="Tabla1.A1" office:value-type="string">
            <text:p text:style-name="P16">Alto</text:p>
          </table:table-cell>
          <table:table-cell table:style-name="Tabla1.A1" office:value-type="string">
            <text:p text:style-name="P16">Variable</text:p>
          </table:table-cell>
          <table:table-cell table:style-name="Tabla1.A1" office:value-type="string">
            <text:p text:style-name="P16">Rápido</text:p>
          </table:table-cell>
          <table:table-cell table:style-name="Tabla1.A1" office:value-type="string">
            <text:p text:style-name="P15">Para aprovechar café de alta calidad y necesidades de otros jugadores.</text:p>
          </table:table-cell>
        </table:table-row>
      </table:table>
      <text:p text:style-name="Horizontal_20_Line"/>
      <text:h text:style-name="P3" text:outline-level="2"><text:span text:style-name="Strong_20_Emphasis"><text:span text:style-name="T2">Estrategias para los Jugadores</text:span></text:span></text:h>
      <text:list xml:id="list855682426" text:style-name="L13">
        <text:list-item>
          <text:p text:style-name="P126"><text:span text:style-name="Strong_20_Emphasis"><text:span text:style-name="T6">Juego Seguro: </text:span></text:span><text:span text:style-name="T6">Vender siempre al mercado local para asegurar ingresos constantes.</text:span></text:p>
        </text:list-item>
        <text:list-item>
          <text:p text:style-name="P126"><text:span text:style-name="Strong_20_Emphasis"><text:span text:style-name="T6">Juego de Riesgo: </text:span></text:span><text:span text:style-name="T6">Apostar por contratos de exportación, invirtiendo en mejoras para cumplirlos.</text:span></text:p>
        </text:list-item>
        <text:list-item>
          <text:p text:style-name="P137"><text:span text:style-name="Strong_20_Emphasis"><text:span text:style-name="T6">Juego de Oportunismo: </text:span></text:span><text:span text:style-name="T6">Comprar barato en subastas y revender más caro en contratos internacionales.</text:span></text:p>
        </text:list-item>
      </text:list>
      <text:p text:style-name="P132"><text:span text:style-name="T6"/></text:p>
      <text:h text:style-name="P5" text:outline-level="2"><text:span text:style-name="Strong_20_Emphasis"><text:span text:style-name="T23">3️- Transformación del Café (Mejoras y Procesos)</text:span></text:span></text:h>
      <text:p text:style-name="Text_20_body">En esta fase, los jugadores pueden <text:span text:style-name="Strong_20_Emphasis">procesar su café</text:span> en lugar de venderlo como grano verde. Esto les permite aumentar su valor, pero requiere inversión.</text:p>
      <text:h text:style-name="Heading_20_3" text:outline-level="3"><text:span text:style-name="Strong_20_Emphasis">Opciones de Transformación</text:span></text:h>
      <text:p text:style-name="Text_20_body">Los jugadores pueden elegir entre diferentes métodos de procesami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 table:style-name="TableLine2002266488704">
            <table:table-cell table:style-name="Tabla4.A1" office:value-type="string">
              <text:p text:style-name="Table_20_Heading"><text:span text:style-name="Strong_20_Emphasis">Proceso</text:span></text:p>
            </table:table-cell>
            <table:table-cell table:style-name="Tabla4.A1" office:value-type="string">
              <text:p text:style-name="Table_20_Heading"><text:span text:style-name="Strong_20_Emphasis">Costo </text:span></text:p>
            </table:table-cell>
            <table:table-cell table:style-name="Tabla4.A1" office:value-type="string">
              <text:p text:style-name="Table_20_Heading"><text:span text:style-name="Strong_20_Emphasis">Tiempo </text:span></text:p>
            </table:table-cell>
            <table:table-cell table:style-name="Tabla4.A1" office:value-type="string">
              <text:p text:style-name="Table_20_Heading"><text:span text:style-name="Strong_20_Emphasis">Beneficio </text:span></text:p>
            </table:table-cell>
          </table:table-row>
        </table:table-header-rows>
        <table:table-row table:style-name="TableLine2002266488704">
          <table:table-cell table:style-name="Tabla4.A1" office:value-type="string">
            <text:p text:style-name="Table_20_Contents"><text:span text:style-name="Strong_20_Emphasis">Vender Grano Verde</text:span> </text:p>
          </table:table-cell>
          <table:table-cell table:style-name="Tabla4.A1" office:value-type="string">
            <text:p text:style-name="Table_20_Contents">0</text:p>
          </table:table-cell>
          <table:table-cell table:style-name="Tabla4.A1" office:value-type="string">
            <text:p text:style-name="Table_20_Contents">Inmediato</text:p>
          </table:table-cell>
          <table:table-cell table:style-name="Tabla4.A1" office:value-type="string">
            <text:p text:style-name="Table_20_Contents">Sin mejora de precio. Menos prestigio.</text:p>
          </table:table-cell>
        </table:table-row>
        <table:table-row table:style-name="TableLine2002266488704">
          <table:table-cell table:style-name="Tabla4.A1" office:value-type="string">
            <text:p text:style-name="Table_20_Contents"><text:span text:style-name="Strong_20_Emphasis">Tostado Artesanal</text:span> </text:p>
          </table:table-cell>
          <table:table-cell table:style-name="Tabla4.A1" office:value-type="string">
            <text:p text:style-name="Table_20_Contents">Medio</text:p>
          </table:table-cell>
          <table:table-cell table:style-name="Tabla4.A1" office:value-type="string">
            <text:p text:style-name="Table_20_Contents">1 Ronda</text:p>
          </table:table-cell>
          <table:table-cell table:style-name="Tabla4.A1" office:value-type="string">
            <text:p text:style-name="Table_20_Contents">Aumenta el precio, mejora reputación.</text:p>
          </table:table-cell>
        </table:table-row>
        <table:table-row table:style-name="TableLine2002266488704">
          <table:table-cell table:style-name="Tabla4.A1" office:value-type="string">
            <text:p text:style-name="Table_20_Contents"><text:span text:style-name="Strong_20_Emphasis">Producción Industrial</text:span> </text:p>
          </table:table-cell>
          <table:table-cell table:style-name="Tabla4.A1" office:value-type="string">
            <text:p text:style-name="Table_20_Contents">Alto</text:p>
          </table:table-cell>
          <table:table-cell table:style-name="Tabla4.A1" office:value-type="string">
            <text:p text:style-name="Table_20_Contents">1 Ronda</text:p>
          </table:table-cell>
          <table:table-cell table:style-name="Tabla4.A1" office:value-type="string">
            <text:p text:style-name="Table_20_Contents">Permite vender más cantidad, pero a menor margen de ganancia.</text:p>
          </table:table-cell>
        </table:table-row>
        <table:table-row table:style-name="TableLine2002266488704">
          <table:table-cell table:style-name="Tabla4.A1" office:value-type="string">
            <text:p text:style-name="Table_20_Contents"><text:span text:style-name="Strong_20_Emphasis">Certificaciones</text:span> </text:p>
          </table:table-cell>
          <table:table-cell table:style-name="Tabla4.A1" office:value-type="string">
            <text:p text:style-name="Table_20_Contents">Variable</text:p>
          </table:table-cell>
          <table:table-cell table:style-name="Tabla4.A1" office:value-type="string">
            <text:p text:style-name="Table_20_Contents">1 Ronda</text:p>
          </table:table-cell>
          <table:table-cell table:style-name="Tabla4.A1" office:value-type="string">
            <text:p text:style-name="Table_20_Contents">Acceso a mercados premium (ejemplo: comercio justo, orgánico).</text:p>
          </table:table-cell>
        </table:table-row>
      </table:table>
      <text:p text:style-name="Text_20_body"><text:s/><text:span text:style-name="Emphasis">Los jugadores deben decidir si venden rápido o invierten en mejorar su café antes de venderlo.</text:span></text:p>
      <text:h text:style-name="Heading_20_3" text:outline-level="3"><text:span text:style-name="Strong_20_Emphasis">Ejemplo de Decisión</text:span></text:h>
      <text:list xml:id="list3035228496" text:style-name="L16">
        <text:list-item>
          <text:p text:style-name="P75"><text:span text:style-name="Strong_20_Emphasis">Jugador A</text:span> quiere dinero rápido, así que vende su café verde sin procesar.</text:p>
        </text:list-item>
        <text:list-item>
          <text:p text:style-name="P75"><text:span text:style-name="Strong_20_Emphasis">Jugador B</text:span> invierte en tostado artesanal para venderlo a clientes de alta gama.</text:p>
        </text:list-item>
        <text:list-item>
          <text:p text:style-name="P23"><text:span text:style-name="Strong_20_Emphasis">Jugador C</text:span> compra una certificación orgánica para venderlo más caro en exportaciones.</text:p>
        </text:list-item>
      </text:list>
      <text:h text:style-name="Heading_20_2" text:outline-level="2"><text:span text:style-name="Strong_20_Emphasis"><text:span text:style-name="T28"/></text:span></text:h>
      <text:h text:style-name="P6" text:outline-level="2"><text:span text:style-name="Strong_20_Emphasis"><text:span text:style-name="T28">4️- Venta Final (Mercados y Cafeterías)</text:span></text:span></text:h>
      <text:p text:style-name="Text_20_body">Una vez que los jugadores tienen su café listo (grano verde o tostado), pueden venderlo en distintos mercados.</text:p>
      <text:h text:style-name="Heading_20_3" text:outline-level="3"><text:span text:style-name="Strong_20_Emphasis">Opciones de Venta</text:span></text:h>
      <text:p text:style-name="Text_20_body">Los jugadores pueden elegir vender en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eLine2002266621440">
            <table:table-cell table:style-name="Tabla5.A1" office:value-type="string">
              <text:p text:style-name="Table_20_Heading"><text:span text:style-name="Strong_20_Emphasis">Destino</text:span></text:p>
            </table:table-cell>
            <table:table-cell table:style-name="Tabla5.A1" office:value-type="string">
              <text:p text:style-name="Table_20_Heading"><text:span text:style-name="Strong_20_Emphasis">Requisitos</text:span></text:p>
            </table:table-cell>
            <table:table-cell table:style-name="Tabla5.A1" office:value-type="string">
              <text:p text:style-name="Table_20_Heading"><text:span text:style-name="Strong_20_Emphasis">Beneficio </text:span></text:p>
            </table:table-cell>
            <table:table-cell table:style-name="Tabla5.A1" office:value-type="string">
              <text:p text:style-name="Table_20_Heading"><text:span text:style-name="Strong_20_Emphasis">Riesgo </text:span></text:p>
            </table:table-cell>
          </table:table-row>
        </table:table-header-rows>
        <table:table-row table:style-name="TableLine2002266621440">
          <table:table-cell table:style-name="Tabla5.A1" office:value-type="string">
            <text:p text:style-name="Table_20_Contents"><text:span text:style-name="Strong_20_Emphasis">Mercado Local</text:span> </text:p>
          </table:table-cell>
          <table:table-cell table:style-name="Tabla5.A1" office:value-type="string">
            <text:p text:style-name="Table_20_Contents">Ninguno</text:p>
          </table:table-cell>
          <table:table-cell table:style-name="Tabla5.A1" office:value-type="string">
            <text:p text:style-name="Table_20_Contents">Venta rápida, bajo precio.</text:p>
          </table:table-cell>
          <table:table-cell table:style-name="Tabla5.A1" office:value-type="string">
            <text:p text:style-name="Table_20_Contents">No hay demanda fluctuante.</text:p>
          </table:table-cell>
        </table:table-row>
        <table:table-row table:style-name="TableLine2002266621440">
          <table:table-cell table:style-name="Tabla5.A1" office:value-type="string">
            <text:p text:style-name="Table_20_Contents"><text:span text:style-name="Strong_20_Emphasis">Supermercados</text:span> </text:p>
          </table:table-cell>
          <table:table-cell table:style-name="Tabla5.A1" office:value-type="string">
            <text:p text:style-name="Table_20_Contents">Producción industrial</text:p>
          </table:table-cell>
          <table:table-cell table:style-name="Tabla5.A1" office:value-type="string">
            <text:p text:style-name="Table_20_Contents">Vendes grandes cantidades.</text:p>
          </table:table-cell>
          <table:table-cell table:style-name="Tabla5.A1" office:value-type="string">
            <text:p text:style-name="Table_20_Contents">Márgenes bajos.</text:p>
          </table:table-cell>
        </table:table-row>
        <table:table-row table:style-name="TableLine2002266621440">
          <table:table-cell table:style-name="Tabla5.A1" office:value-type="string">
            <text:p text:style-name="Table_20_Contents"><text:span text:style-name="Strong_20_Emphasis">Exportación</text:span> </text:p>
          </table:table-cell>
          <table:table-cell table:style-name="Tabla5.A1" office:value-type="string">
            <text:p text:style-name="Table_20_Contents">Certificaciones o alta calidad</text:p>
          </table:table-cell>
          <table:table-cell table:style-name="Tabla5.A1" office:value-type="string">
            <text:p text:style-name="Table_20_Contents">Alto precio.</text:p>
          </table:table-cell>
          <table:table-cell table:style-name="Tabla5.A1" office:value-type="string">
            <text:p text:style-name="Table_20_Contents">Si no entregas a tiempo, pierdes contratos.</text:p>
          </table:table-cell>
        </table:table-row>
        <table:table-row table:style-name="TableLine2002266621440">
          <table:table-cell table:style-name="Tabla5.A1" office:value-type="string">
            <text:p text:style-name="Table_20_Contents"><text:span text:style-name="Strong_20_Emphasis">Cafeterías Propias</text:span> </text:p>
          </table:table-cell>
          <table:table-cell table:style-name="Tabla5.A1" office:value-type="string">
            <text:p text:style-name="Table_20_Contents">Inversión en equipo y baristas</text:p>
          </table:table-cell>
          <table:table-cell table:style-name="Tabla5.A1" office:value-type="string">
            <text:p text:style-name="Table_20_Contents">Margen alto, clientes fieles.</text:p>
          </table:table-cell>
          <table:table-cell table:style-name="Tabla5.A1" office:value-type="string">
            <text:p text:style-name="Table_20_Contents">Competencia con otros jugadores.</text:p>
          </table:table-cell>
        </table:table-row>
        <table:table-row table:style-name="TableLine2002266621440">
          <table:table-cell table:style-name="Tabla5.A1" office:value-type="string">
            <text:p text:style-name="Table_20_Contents"><text:span text:style-name="Strong_20_Emphasis">Clientes Especiales</text:span> </text:p>
          </table:table-cell>
          <table:table-cell table:style-name="Tabla5.A1" office:value-type="string">
            <text:p text:style-name="Table_20_Contents">Café de especialidad</text:p>
          </table:table-cell>
          <table:table-cell table:style-name="Tabla5.A1" office:value-type="string">
            <text:p text:style-name="Table_20_Contents">Muy alto precio.</text:p>
          </table:table-cell>
          <table:table-cell table:style-name="Tabla5.A1" office:value-type="string">
            <text:p text:style-name="Table_20_Contents">Difícil conseguir los requisitos.</text:p>
          </table:table-cell>
        </table:table-row>
      </table:table>
      <text:p text:style-name="Text_20_body"><text:s/><text:span text:style-name="Emphasis">Cada mercado tiene ventajas y desventajas. Puedes vender mucho a bajo precio o poco a un precio premium.</text:span></text:p>
      <text:h text:style-name="Heading_20_3" text:outline-level="3"/>
      <text:h text:style-name="P1" text:outline-level="1"><text:span text:style-name="Strong_20_Emphasis">Ejemplo de Partid</text:span><text:span text:style-name="Strong_20_Emphasis"><text:span text:style-name="T29">a</text:span></text:span></text:h>
      <text:p text:style-name="Text_20_body"><text:span text:style-name="Strong_20_Emphasis">Jugadores:</text:span> 3 jugadores: Ana, Luis y Marta.<text:line-break/><text:span text:style-name="Strong_20_Emphasis">Objetivo:</text:span> Al final de la partida (6 rondas), el jugador con más dinero y prestigio gana.<text:line-break/><text:span text:style-name="Strong_20_Emphasis">Componentes:</text:span></text:p>
      <text:list xml:id="list331242588" text:style-name="L24">
        <text:list-item>
          <text:p text:style-name="P82"><text:span text:style-name="Strong_20_Emphasis">Tablero</text:span> con plantaciones, mercados y cafeterías.</text:p>
        </text:list-item>
        <text:list-item>
          <text:p text:style-name="P82"><text:span text:style-name="Strong_20_Emphasis">Cartas de Evento</text:span> que afectan el clima y el mercado.</text:p>
        </text:list-item>
        <text:list-item>
          <text:p text:style-name="P82"><text:span text:style-name="Strong_20_Emphasis">Dados</text:span> para resolver ciertos eventos o situaciones.</text:p>
        </text:list-item>
        <text:list-item>
          <text:p text:style-name="P29"><text:span text:style-name="Strong_20_Emphasis">Fichas y dinero</text:span> para recursos, mejoras y ventas.</text:p>
        </text:list-item>
      </text:list>
      <text:p text:style-name="Horizontal_20_Line"/>
      <text:h text:style-name="Heading_20_2" text:outline-level="2"><text:span text:style-name="Strong_20_Emphasis">Ronda 1: Producción (Gestión de Plantaciones)</text:span></text:h>
      <text:p text:style-name="Text_20_body"><text:span text:style-name="Strong_20_Emphasis">Cada jugador elige qué tipo de café plantar:</text:span></text:p>
      <text:list xml:id="list767442721" text:style-name="L25">
        <text:list-item>
          <text:p text:style-name="P83"><text:span text:style-name="Strong_20_Emphasis">Ana (Colombia):</text:span> Planta <text:span text:style-name="Strong_20_Emphasis">Arábica</text:span> (Alto precio, pero vulnerable).</text:p>
        </text:list-item>
        <text:list-item>
          <text:p text:style-name="P83"><text:span text:style-name="Strong_20_Emphasis">Luis (Brasil):</text:span> Planta <text:span text:style-name="Strong_20_Emphasis">Robusta</text:span> (Más resistente y rápido).</text:p>
        </text:list-item>
        <text:list-item>
          <text:p text:style-name="P30"><text:span text:style-name="Strong_20_Emphasis">Marta (Etiopía):</text:span> Planta <text:span text:style-name="Strong_20_Emphasis">Especialidad</text:span> <text:s/>(Caro, pero tarda más en crecer).</text:p>
        </text:list-item>
      </text:list>
      <text:p text:style-name="Text_20_body"><text:span text:style-name="Strong_20_Emphasis">Carta de Clima:</text:span> <text:span text:style-name="Emphasis">“Sequía Leve”</text:span> </text:p>
      <text:list xml:id="list382537985" text:style-name="L26">
        <text:list-item>
          <text:p text:style-name="P84"><text:span text:style-name="Strong_20_Emphasis">Efecto:</text:span> Arábica y Especialidad crecen más lento si no tienen riego.</text:p>
        </text:list-item>
        <text:list-item>
          <text:p text:style-name="P31"><text:span text:style-name="Strong_20_Emphasis">Ana y Marta pierden 1 turno de crecimiento.</text:span></text:p>
        </text:list-item>
      </text:list>
      <text:p text:style-name="Text_20_body"><text:s/><text:span text:style-name="Strong_20_Emphasis">Tirada de dado de cosecha (no aplica en esta ronda)</text:span></text:p>
      <text:list xml:id="list745351556" text:style-name="L27">
        <text:list-item>
          <text:p text:style-name="P85">Luis tiene <text:span text:style-name="Strong_20_Emphasis">Robusta</text:span> (crece en 1 ronda), así que lanza un dado para ver la cantidad cosechada:</text:p>
          <text:list>
            <text:list-item>
              <text:p text:style-name="P32"><text:s/><text:span text:style-name="Strong_20_Emphasis">Saca 5</text:span> → Obtiene <text:span text:style-name="Strong_20_Emphasis">5 sacos de café</text:span>.</text:p>
            </text:list-item>
          </text:list>
        </text:list-item>
      </text:list>
      <text:p text:style-name="Text_20_body"><text:span text:style-name="Strong_20_Emphasis">Opciones de Inversión:</text:span></text:p>
      <text:list xml:id="list1802580636" text:style-name="L28">
        <text:list-item>
          <text:p text:style-name="P86">Ana y Marta compran <text:span text:style-name="Strong_20_Emphasis">riego</text:span> <text:s/>para evitar futuras sequías.</text:p>
        </text:list-item>
        <text:list-item>
          <text:p text:style-name="P33">Luis guarda su dinero para tostar su café en la siguiente ronda.</text:p>
        </text:list-item>
      </text:list>
      <text:p text:style-name="Horizontal_20_Line"/>
      <text:h text:style-name="Heading_20_2" text:outline-level="2"><text:span text:style-name="Strong_20_Emphasis">Ronda 2: Comercio de Granos</text:span></text:h>
      <text:p text:style-name="Text_20_body"><text:span text:style-name="Strong_20_Emphasis">Luis ya puede vender su café Robusta.</text:span></text:p>
      <text:p text:style-name="Text_20_body"><text:span text:style-name="Strong_20_Emphasis">Carta de Mercado:</text:span> <text:span text:style-name="Emphasis">“Alta Demanda de Café Robusta”</text:span> </text:p>
      <text:list xml:id="list1592444007" text:style-name="L29">
        <text:list-item>
          <text:p text:style-name="P34"><text:span text:style-name="Strong_20_Emphasis">Efecto:</text:span> Los precios del Robusta suben en un 20%.</text:p>
        </text:list-item>
      </text:list>
      <text:p text:style-name="Text_20_body"><text:span text:style-name="Strong_20_Emphasis">Luis vende 3 sacos de Robusta en el mercado local</text:span> por <text:span text:style-name="Strong_20_Emphasis">$900</text:span> y guarda 2 sacos para más tarde.<text:line-break/><text:span text:style-name="Strong_20_Emphasis">Ana y Marta aún no pueden vender porque su café no ha crecido.</text:span></text:p>
      <text:p text:style-name="Text_20_body"><text:span text:style-name="Strong_20_Emphasis">Tirada de dado de cosecha:</text:span></text:p>
      <text:list xml:id="list2540542369" text:style-name="L30">
        <text:list-item>
          <text:p text:style-name="P87"><text:span text:style-name="Strong_20_Emphasis">Ana tira para ver su cosecha de Arábica:</text:span> <text:span text:style-name="Strong_20_Emphasis">Saca 4</text:span> → Obtiene <text:span text:style-name="Strong_20_Emphasis">4 sacos de café.</text:span></text:p>
        </text:list-item>
        <text:list-item>
          <text:p text:style-name="P35"><text:span text:style-name="Strong_20_Emphasis">Marta tira para ver si su Especialidad crece:</text:span> <text:s/><text:span text:style-name="Strong_20_Emphasis">Saca 3</text:span> → Aún necesita 1 ronda más.</text:p>
        </text:list-item>
      </text:list>
      <text:p text:style-name="Horizontal_20_Line"/>
      <text:h text:style-name="Heading_20_2" text:outline-level="2"><text:soft-page-break/><text:span text:style-name="Strong_20_Emphasis">Ronda 3: Transformación del Café</text:span></text:h>
      <text:p text:style-name="Text_20_body"><text:span text:style-name="Strong_20_Emphasis">Los jugadores deciden si procesan su café o lo venden como grano verde.</text:span></text:p>
      <text:list xml:id="list2943987185" text:style-name="L31">
        <text:list-item>
          <text:p text:style-name="P88"><text:span text:style-name="Strong_20_Emphasis">Ana elige tostar su Arábica artesanalmente</text:span> (1 turno de espera, pero ganará más dinero).</text:p>
        </text:list-item>
        <text:list-item>
          <text:p text:style-name="P88"><text:span text:style-name="Strong_20_Emphasis">Luis invierte en certificación orgánica</text:span> para aumentar el valor de su café restante.</text:p>
        </text:list-item>
        <text:list-item>
          <text:p text:style-name="P36"><text:span text:style-name="Strong_20_Emphasis">Marta finalmente cosecha su café Especialidad (5 sacos).</text:span></text:p>
        </text:list-item>
      </text:list>
      <text:p text:style-name="Text_20_body"><text:s/><text:span text:style-name="Strong_20_Emphasis">Carta de Evento:</text:span> <text:span text:style-name="Emphasis">“Inspección de Comercio Justo”</text:span> </text:p>
      <text:list xml:id="list1185118971" text:style-name="L32">
        <text:list-item>
          <text:p text:style-name="P89">Los jugadores con certificaciones reciben <text:span text:style-name="Strong_20_Emphasis">bonos de prestigio</text:span>.</text:p>
        </text:list-item>
        <text:list-item>
          <text:p text:style-name="P37"><text:span text:style-name="Strong_20_Emphasis">Luis obtiene +1 prestigio</text:span> porque certificó su café.</text:p>
        </text:list-item>
      </text:list>
      <text:p text:style-name="Horizontal_20_Line"/>
      <text:h text:style-name="Heading_20_2" text:outline-level="2"><text:span text:style-name="Strong_20_Emphasis">Ronda 4: Venta Final</text:span></text:h>
      <text:p text:style-name="Text_20_body"><text:span text:style-name="Strong_20_Emphasis">Ana ya tostó su café, Luis tiene café certificado, y Marta tiene café Especialidad listo para vender.</text:span></text:p>
      <text:list xml:id="list3594483315" text:style-name="L33">
        <text:list-item>
          <text:p text:style-name="P90"><text:span text:style-name="Strong_20_Emphasis">Ana vende su Arábica tostado</text:span> en cafeterías por <text:span text:style-name="Strong_20_Emphasis">$1,500</text:span>.</text:p>
        </text:list-item>
        <text:list-item>
          <text:p text:style-name="P90"><text:span text:style-name="Strong_20_Emphasis">Luis exporta sus 2 sacos certificados</text:span> ✈️ con una ganancia de <text:span text:style-name="Strong_20_Emphasis">$1,200</text:span>.</text:p>
        </text:list-item>
        <text:list-item>
          <text:p text:style-name="P38"><text:span text:style-name="Strong_20_Emphasis">Marta vende solo 2 sacos de Especialidad a un comprador privado</text:span> por <text:span text:style-name="Strong_20_Emphasis">$1,800</text:span> (espera vender el resto en una subasta más adelante).</text:p>
        </text:list-item>
      </text:list>
      <text:p text:style-name="Text_20_body"><text:s/><text:span text:style-name="Strong_20_Emphasis">Carta de Mercado:</text:span> <text:span text:style-name="Emphasis">“Crisis Económica”</text:span> </text:p>
      <text:list xml:id="list143315553" text:style-name="L34">
        <text:list-item>
          <text:p text:style-name="P91"><text:span text:style-name="Strong_20_Emphasis">Efecto:</text:span> Los precios bajan un 15%.</text:p>
        </text:list-item>
        <text:list-item>
          <text:p text:style-name="P39"><text:span text:style-name="Strong_20_Emphasis">Marta decide guardar su café restante hasta la próxima ronda para no perder dinero.</text:span></text:p>
        </text:list-item>
      </text:list>
      <text:p text:style-name="Horizontal_20_Line"/>
      <text:h text:style-name="Heading_20_2" text:outline-level="2"><text:span text:style-name="Strong_20_Emphasis">Ronda 5-6: Expansión y Competencia Final</text:span></text:h>
      <text:p text:style-name="Text_20_body"><text:span text:style-name="Strong_20_Emphasis">Los jugadores usan sus ganancias para expandirse:</text:span></text:p>
      <text:list xml:id="list3254493322" text:style-name="L35">
        <text:list-item>
          <text:p text:style-name="P92"><text:span text:style-name="Strong_20_Emphasis">Ana abre una segunda cafetería</text:span> para vender más café.</text:p>
        </text:list-item>
        <text:list-item>
          <text:p text:style-name="P92"><text:span text:style-name="Strong_20_Emphasis">Luis invierte en maquinaria industrial</text:span> para producir más rápido.</text:p>
        </text:list-item>
        <text:list-item>
          <text:p text:style-name="P40"><text:span text:style-name="Strong_20_Emphasis">Marta compra publicidad</text:span> para atraer más compradores de café especial.</text:p>
        </text:list-item>
      </text:list>
      <text:p text:style-name="Text_20_body"><text:span text:style-name="Strong_20_Emphasis">En la ronda final, los jugadores hacen sus últimas ventas.</text:span><text:line-break/> <text:span text:style-name="Strong_20_Emphasis">Luis gana por dinero, pero Marta gana en prestigio gracias a sus cafés especiales.</text:span></text:p>
      <text:p text:style-name="Horizontal_20_Line"/>
      <text:h text:style-name="Heading_20_1" text:outline-level="1"><text:span text:style-name="Strong_20_Emphasis">Fin del Juego y Ganador</text:span></text:h>
      <text:p text:style-name="Text_20_body"><text:span text:style-name="Strong_20_Emphasis">Resultados Finales:</text:span></text:p>
      <text:list xml:id="list1890971528" text:style-name="L36">
        <text:list-item>
          <text:p text:style-name="P93"><text:span text:style-name="Strong_20_Emphasis">Ana:</text:span> $3,500 y 2 cafeterías.</text:p>
        </text:list-item>
        <text:list-item>
          <text:p text:style-name="P93"><text:span text:style-name="Strong_20_Emphasis">Luis:</text:span> $4,200, pero con menos prestigio.</text:p>
        </text:list-item>
        <text:list-item>
          <text:p text:style-name="P41"><text:span text:style-name="Strong_20_Emphasis">Marta:</text:span> $3,800, pero con el <text:span text:style-name="Strong_20_Emphasis">mayor prestigio, ganando la partida.</text:span> </text:p>
        </text:list-item>
      </text:list>
      <text:p text:style-name="Horizontal_20_Line"/>
      <text:h text:style-name="Heading_20_2" text:outline-level="2"><text:soft-page-break/><text:span text:style-name="Strong_20_Emphasis">¿Por qué este ejemplo es interesante?</text:span></text:h>
      <text:p text:style-name="Text_20_body">Usa <text:span text:style-name="Strong_20_Emphasis">cartas</text:span> para eventos y cambios en el mercado.<text:line-break/>Usa <text:span text:style-name="Strong_20_Emphasis">dados</text:span> para determinar producción y cosecha.<text:line-break/>Usa un <text:span text:style-name="Strong_20_Emphasis">tablero</text:span> donde los jugadores expanden sus negocios.<text:line-break/>Tiene múltiples caminos a la victoria: vender rápido, invertir en calidad o abrir cafeterías.</text:p>
      <text:p text:style-name="Text_20_body"><text:span text:style-name="Strong_20_Emphasis"/></text:p>
      <text:p text:style-name="Text_20_body"/>
      <text:p text:style-name="P144"/>
      <text:h text:style-name="P6" text:outline-level="2"><text:span text:style-name="Strong_20_Emphasis">Opciones para hacer el juego más complejo</text:span></text:h>
      <text:h text:style-name="Heading_20_3" text:outline-level="3"><text:span text:style-name="Strong_20_Emphasis">1️ Expansión del Tablero y Gestión de Regiones </text:span></text:h>
      <text:list xml:id="list1755407905" text:style-name="L18">
        <text:list-item>
          <text:p text:style-name="P76">En lugar de que cada jugador tenga una sola finca, <text:span text:style-name="Strong_20_Emphasis">pueden expandirse a nuevas regiones</text:span>.</text:p>
        </text:list-item>
        <text:list-item>
          <text:p text:style-name="P76">Cada región tiene ventajas y desventajas (ejemplo: <text:span text:style-name="Strong_20_Emphasis">Brasil</text:span> produce más, pero <text:span text:style-name="Strong_20_Emphasis">Etiopía</text:span> tiene mejor calidad).</text:p>
        </text:list-item>
        <text:list-item>
          <text:p text:style-name="P76">Para expandirse, deben pagar un <text:span text:style-name="Strong_20_Emphasis">costo de adquisición</text:span> y contratar trabajadores.</text:p>
        </text:list-item>
        <text:list-item>
          <text:p text:style-name="P24">Se puede agregar un sistema de <text:span text:style-name="Strong_20_Emphasis">contratación de mano de obra</text:span> con distintos costos y eficiencias.</text:p>
        </text:list-item>
      </text:list>
      <text:p text:style-name="Text_20_body"><text:span text:style-name="Emphasis">Esto hace que los jugadores tengan que administrar mejor sus recursos y estrategias a largo plazo.</text:span></text:p>
      <text:p text:style-name="Horizontal_20_Line"/>
      <text:h text:style-name="Heading_20_3" text:outline-level="3"><text:span text:style-name="Strong_20_Emphasis">2️ Introducción de Tecnología y Maquinaria </text:span></text:h>
      <text:list xml:id="list230594092" text:style-name="L19">
        <text:list-item>
          <text:p text:style-name="P77">Se pueden agregar <text:span text:style-name="Strong_20_Emphasis">cartas de tecnología</text:span> que permiten mejoras en la producción, como:</text:p>
          <text:list>
            <text:list-item>
              <text:p text:style-name="P77"><text:span text:style-name="Strong_20_Emphasis">Trilladoras Automáticas:</text:span> Reducen el tiempo de procesamiento.</text:p>
            </text:list-item>
            <text:list-item>
              <text:p text:style-name="P77"><text:span text:style-name="Strong_20_Emphasis">Sistemas de Secado Moderno:</text:span> Evitan pérdidas por clima.</text:p>
            </text:list-item>
            <text:list-item>
              <text:p text:style-name="P77"><text:span text:style-name="Strong_20_Emphasis">Marketing Digital:</text:span> Atrae más clientes a cafeterías.</text:p>
            </text:list-item>
          </text:list>
        </text:list-item>
        <text:list-item>
          <text:p text:style-name="P25">Los jugadores pueden <text:span text:style-name="Strong_20_Emphasis">invertir en investigación</text:span> para desbloquear estas tecnologías.</text:p>
        </text:list-item>
      </text:list>
      <text:p text:style-name="Text_20_body"><text:span text:style-name="Emphasis">Esto añade una capa de gestión económica y diferenciación entre estrategias de jugadores.</text:span></text:p>
      <text:p text:style-name="Horizontal_20_Line"/>
      <text:h text:style-name="Heading_20_3" text:outline-level="3"><text:span text:style-name="Strong_20_Emphasis">3️ Eventos Económicos Globales </text:span></text:h>
      <text:list xml:id="list3130096039" text:style-name="L20">
        <text:list-item>
          <text:p text:style-name="P78">Agregar <text:span text:style-name="Strong_20_Emphasis">ciclos económicos</text:span> que afecten el valor del café.</text:p>
        </text:list-item>
        <text:list-item>
          <text:p text:style-name="P78">Ejemplo de eventos:</text:p>
          <text:list>
            <text:list-item>
              <text:p text:style-name="P78"><text:span text:style-name="Emphasis">“Boom del Café de Especialidad”</text:span> → El precio de café Premium sube.</text:p>
            </text:list-item>
            <text:list-item>
              <text:p text:style-name="P78"><text:span text:style-name="Emphasis">“Crisis Económica”</text:span> → Los mercados pagan menos por café industrial.</text:p>
            </text:list-item>
            <text:list-item>
              <text:p text:style-name="P26"><text:span text:style-name="Emphasis">“Nueva Regulación de Exportación”</text:span> → Algunos países exigen certificaciones extra.</text:p>
            </text:list-item>
          </text:list>
        </text:list-item>
      </text:list>
      <text:p text:style-name="Text_20_body"><text:s/><text:span text:style-name="Emphasis">Esto obliga a los jugadores a adaptarse a condiciones cambiantes.</text:span></text:p>
      <text:p text:style-name="Horizontal_20_Line"/>
      <text:h text:style-name="Heading_20_3" text:outline-level="3"><text:span text:style-name="Strong_20_Emphasis">4️ Creación de Alianzas y Comercio entre Jugadores </text:span></text:h>
      <text:list xml:id="list3995594070" text:style-name="L21">
        <text:list-item>
          <text:p text:style-name="P79">Los jugadores pueden formar <text:span text:style-name="Strong_20_Emphasis">cooperativas</text:span> y compartir maquinaria o transporte.</text:p>
        </text:list-item>
        <text:list-item>
          <text:p text:style-name="P79">También pueden hacer <text:span text:style-name="Strong_20_Emphasis">contratos privados</text:span> para vender café entre sí antes de que llegue al mercado.</text:p>
        </text:list-item>
        <text:list-item>
          <text:p text:style-name="P27">Se pueden añadir <text:span text:style-name="Strong_20_Emphasis">cartas de negociación</text:span> para darle más interacción al juego.</text:p>
        </text:list-item>
      </text:list>
      <text:p text:style-name="Text_20_body"><text:s/><text:span text:style-name="Emphasis">Esto introduce una capa de negociación y diplomacia.</text:span></text:p>
      <text:p text:style-name="Horizontal_20_Line"/>
      <text:h text:style-name="Heading_20_3" text:outline-level="3"><text:span text:style-name="Strong_20_Emphasis">5️ Expansión del Negocio Cafetero </text:span></text:h>
      <text:list xml:id="list596799533" text:style-name="L22">
        <text:list-item>
          <text:p text:style-name="P80">Los jugadores pueden <text:span text:style-name="Strong_20_Emphasis">personalizar sus cafeterías</text:span> con:</text:p>
          <text:list>
            <text:list-item>
              <text:p text:style-name="P80"><text:soft-page-break/><text:span text:style-name="Strong_20_Emphasis">Menús exclusivos</text:span> (ejemplo: especialidad en espresso vs. cold brew).</text:p>
            </text:list-item>
            <text:list-item>
              <text:p text:style-name="P80"><text:span text:style-name="Strong_20_Emphasis">Ubicaciones estratégicas</text:span> (una cafetería en una ciudad turística genera más ingresos).</text:p>
            </text:list-item>
            <text:list-item>
              <text:p text:style-name="P28"><text:span text:style-name="Strong_20_Emphasis">Estrategia de Precios</text:span> (calidad alta con precios premium o ventas masivas a menor costo).</text:p>
            </text:list-item>
          </text:list>
        </text:list-item>
      </text:list>
      <text:p text:style-name="Text_20_body"><text:span text:style-name="Emphasis">Esto hace que el final del juego sea más interesante y estratégico.</text:span></text:p>
      <text:p text:style-name="Horizontal_20_Line"/>
      <text:h text:style-name="P8" text:outline-level="3"><text:span text:style-name="Strong_20_Emphasis"><text:span text:style-name="T30">6 Sistema de Clima Más Complejo</text:span></text:span></text:h>
      <text:h text:style-name="P8" text:outline-level="3">En lugar de que el clima afecte a todos igual, cada jugador tira un dado para ver cómo le afecta su región.</text:h>
      <text:list xml:id="list2030947600" text:style-name="L23">
        <text:list-item>
          <text:p text:style-name="P81"><text:span text:style-name="Strong_20_Emphasis">Ejemplo de tabla de clima (D6):</text:span>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 table:style-name="TableLine2002389533264">
            <table:table-cell table:style-name="Tabla6.A1" office:value-type="string">
              <text:p text:style-name="Table_20_Heading">Dado </text:p>
            </table:table-cell>
            <table:table-cell table:style-name="Tabla6.A1" office:value-type="string">
              <text:p text:style-name="Table_20_Heading">Evento Climático </text:p>
            </table:table-cell>
            <table:table-cell table:style-name="Tabla6.A1" office:value-type="string">
              <text:p text:style-name="Table_20_Heading">Efecto </text:p>
            </table:table-cell>
          </table:table-row>
        </table:table-header-rows>
        <table:table-row table:style-name="TableLine2002389533264">
          <table:table-cell table:style-name="Tabla6.A1" office:value-type="string">
            <text:p text:style-name="Table_20_Contents">1</text:p>
          </table:table-cell>
          <table:table-cell table:style-name="Tabla6.A1" office:value-type="string">
            <text:p text:style-name="Table_20_Contents">Tormenta</text:p>
          </table:table-cell>
          <table:table-cell table:style-name="Tabla6.A1" office:value-type="string">
            <text:p text:style-name="Table_20_Contents">-2 a la cosecha</text:p>
          </table:table-cell>
        </table:table-row>
        <table:table-row table:style-name="TableLine2002389533264">
          <table:table-cell table:style-name="Tabla6.A1" office:value-type="string">
            <text:p text:style-name="Table_20_Contents">2-3</text:p>
          </table:table-cell>
          <table:table-cell table:style-name="Tabla6.A1" office:value-type="string">
            <text:p text:style-name="Table_20_Contents">Sequía</text:p>
          </table:table-cell>
          <table:table-cell table:style-name="Tabla6.A1" office:value-type="string">
            <text:p text:style-name="Table_20_Contents">+1 costo de riego</text:p>
          </table:table-cell>
        </table:table-row>
        <table:table-row table:style-name="TableLine2002389533264"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Clima normal</text:p>
          </table:table-cell>
          <table:table-cell table:style-name="Tabla6.A1" office:value-type="string">
            <text:p text:style-name="Table_20_Contents">Sin cambios</text:p>
          </table:table-cell>
        </table:table-row>
        <table:table-row table:style-name="TableLine2002389533264">
          <table:table-cell table:style-name="Tabla6.A1" office:value-type="string">
            <text:p text:style-name="Table_20_Contents">5</text:p>
          </table:table-cell>
          <table:table-cell table:style-name="Tabla6.A1" office:value-type="string">
            <text:p text:style-name="Table_20_Contents">Temporada favorable</text:p>
          </table:table-cell>
          <table:table-cell table:style-name="Tabla6.A1" office:value-type="string">
            <text:p text:style-name="Table_20_Contents">+2 a la cosecha</text:p>
          </table:table-cell>
        </table:table-row>
        <table:table-row table:style-name="TableLine2002389533264">
          <table:table-cell table:style-name="Tabla6.A1" office:value-type="string">
            <text:p text:style-name="Table_20_Contents">6</text:p>
          </table:table-cell>
          <table:table-cell table:style-name="Tabla6.A1" office:value-type="string">
            <text:p text:style-name="Table_20_Contents">Cosecha excepcional</text:p>
          </table:table-cell>
          <table:table-cell table:style-name="Tabla6.A1" office:value-type="string">
            <text:p text:style-name="Table_20_Contents">+3 a la cosecha</text:p>
          </table:table-cell>
        </table:table-row>
      </table:table>
      <text:p text:style-name="Text_20_body"><text:span text:style-name="Emphasis"/></text:p>
      <text:p text:style-name="Text_20_body"><text:span text:style-name="Emphasis">Hace que cada ronda sea más impredecible y cada jugador tenga que adaptarse.</text:span></text:p>
      <text:p text:style-name="Horizontal_20_Line"/>
      <text:h text:style-name="Heading_20_3" text:outline-level="3"><text:span text:style-name="Strong_20_Emphasis">Resultado Final: Un Juego Más Largo y Estratégico</text:span></text:h>
      <text:p text:style-name="Text_20_body">Con estas variantes:<text:line-break/>✔ El juego durará más rondas (8-12 en vez de 6).<text:line-break/>✔ Habrá <text:span text:style-name="Strong_20_Emphasis">más decisiones a largo plazo</text:span> (inversión en maquinaria, tecnología, alianzas).<text:line-break/>✔ La interacción entre jugadores será más fuerte (cooperativas, contratos privados).<text:line-break/>✔ Los eventos del mercado y clima harán que no haya una estrategia ún</text:p>
      <text:p text:style-name="P18"/>
      <text:p text:style-name="P145">Ejemplo 1</text:p>
      <text:p text:style-name="P20"/>
      <text:p text:style-name="P20">¡Vamos a hacerlo más visual y detallado! Aquí tienes un ejemplo de partida con un sistema completo que combina:</text:p>
      <text:p text:style-name="Text_20_body"><text:span text:style-name="Strong_20_Emphasis">Tablero</text:span> (con zonas de producción, exportación, cafeterías).<text:line-break/><text:span text:style-name="Strong_20_Emphasis">Cartas</text:span> (eventos climáticos, demanda de mercado, mejoras tecnológicas).<text:line-break/><text:span text:style-name="Strong_20_Emphasis">Figuras de juego</text:span> (representando las fincas, cafeterías y exportaciones).<text:line-break/><text:span text:style-name="Strong_20_Emphasis">Dados</text:span> (para determinar cosechas, clima y situaciones aleatorias).</text:p>
      <text:p text:style-name="Horizontal_20_Line"/>
      <text:h text:style-name="Heading_20_3" text:outline-level="3"><text:span text:style-name="Strong_20_Emphasis">Componentes del Juego</text:span></text:h>
      <text:list xml:id="list3911929688" text:style-name="L37">
        <text:list-item>
          <text:p text:style-name="P42"><text:span text:style-name="Strong_20_Emphasis">Tablero de Juego</text:span><text:line-break/>Dividido en 4 secciones principales:</text:p>
          <text:list>
            <text:list-item>
              <text:p text:style-name="P94"><text:span text:style-name="Strong_20_Emphasis">Plantaciones</text:span>: Zonas donde los jugadores cultivan distintos tipos de café.</text:p>
            </text:list-item>
            <text:list-item>
              <text:p text:style-name="P94"><text:span text:style-name="Strong_20_Emphasis">Comercio y Exportación</text:span>: Para vender café en mercados locales o internacionales.</text:p>
            </text:list-item>
            <text:list-item>
              <text:p text:style-name="P94">☕ <text:span text:style-name="Strong_20_Emphasis">Cafeterías</text:span>: Los jugadores pueden abrir y personalizar sus cafeterías.</text:p>
            </text:list-item>
            <text:list-item>
              <text:p text:style-name="P94"><text:span text:style-name="Strong_20_Emphasis">Mejoras y Tecnología</text:span>: Donde los jugadores invierten en maquinaria y certificaciones.</text:p>
            </text:list-item>
          </text:list>
        </text:list-item>
        <text:list-item>
          <text:p text:style-name="P42"><text:span text:style-name="Strong_20_Emphasis">Cartas</text:span></text:p>
          <text:list>
            <text:list-item>
              <text:p text:style-name="P94"><text:span text:style-name="Strong_20_Emphasis">Clima y Eventos</text:span>: Afectan las cosechas o los precios del mercado.</text:p>
            </text:list-item>
            <text:list-item>
              <text:p text:style-name="P94"><text:span text:style-name="Strong_20_Emphasis">Pedidos Internacionales</text:span>: Contratos específicos con requisitos de calidad y tiempo.</text:p>
            </text:list-item>
            <text:list-item>
              <text:p text:style-name="P94"><text:span text:style-name="Strong_20_Emphasis">Mejoras</text:span>: Tecnología y equipo que aumenta producción o calidad.</text:p>
            </text:list-item>
          </text:list>
        </text:list-item>
        <text:list-item>
          <text:p text:style-name="P42"><text:span text:style-name="Strong_20_Emphasis">Fichas y Figuras</text:span></text:p>
          <text:list>
            <text:list-item>
              <text:p text:style-name="P94">Fichas de <text:span text:style-name="Strong_20_Emphasis">granos de café</text:span> (Arábica, Robusta, Especialidad).</text:p>
            </text:list-item>
            <text:list-item>
              <text:p text:style-name="P94"><text:span text:style-name="Strong_20_Emphasis">Miniaturas o Meeples</text:span> para representar las fincas, cafeterías y trabajadores.</text:p>
            </text:list-item>
          </text:list>
        </text:list-item>
        <text:list-item>
          <text:p text:style-name="P42"><text:span text:style-name="Strong_20_Emphasis">Dados</text:span><text:line-break/>Usados para:</text:p>
          <text:list>
            <text:list-item>
              <text:p text:style-name="P94">Cosechas (cantidad de sacos).</text:p>
            </text:list-item>
            <text:list-item>
              <text:p text:style-name="P94">Eventos climáticos (impacto positivo o negativo).</text:p>
            </text:list-item>
            <text:list-item>
              <text:p text:style-name="P42">Éxito o fracaso en contratos especial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<text:s/>Ejemplo de Partida: Ronda Completa</text:span></text:h>
      <text:p text:style-name="Text_20_body"><text:s/><text:span text:style-name="Strong_20_Emphasis">Jugadores:</text:span> 3 jugadores: Ana, Luis y Marta.</text:p>
      <text:h text:style-name="Heading_20_4" text:outline-level="4"><text:span text:style-name="Strong_20_Emphasis"><text:s/>Fase 1: Producción (Gestión de Plantaciones)</text:span></text:h>
      <text:list xml:id="list487761780" text:style-name="L38">
        <text:list-item>
          <text:p text:style-name="P95">Cada jugador empieza con <text:span text:style-name="Strong_20_Emphasis">1 finca</text:span> en una región diferente del tablero.</text:p>
        </text:list-item>
        <text:list-item>
          <text:p text:style-name="P95"><text:span text:style-name="Strong_20_Emphasis">Ana (Colombia)</text:span> planta <text:span text:style-name="Strong_20_Emphasis">Arábica</text:span> (precio alto, pero sensible al clima).</text:p>
        </text:list-item>
        <text:list-item>
          <text:p text:style-name="P95"><text:span text:style-name="Strong_20_Emphasis">Luis (Brasil)</text:span> planta <text:span text:style-name="Strong_20_Emphasis">Robusta</text:span> (rápido de cosechar, precio medio).</text:p>
        </text:list-item>
        <text:list-item>
          <text:p text:style-name="P43"><text:span text:style-name="Strong_20_Emphasis">Marta (Etiopía)</text:span> planta <text:span text:style-name="Strong_20_Emphasis">Especialidad</text:span> (lento de cosechar, pero prestigioso).</text:p>
        </text:list-item>
      </text:list>
      <text:p text:style-name="Text_20_body"><text:s/><text:span text:style-name="Strong_20_Emphasis">Carta de Clima:</text:span></text:p>
      <text:list xml:id="list1440129535" text:style-name="L39">
        <text:list-item>
          <text:p text:style-name="P96"><text:soft-page-break/>Se saca una carta de evento:</text:p>
          <text:list>
            <text:list-item>
              <text:p text:style-name="P44"><text:span text:style-name="Emphasis">"Lluvias Favorables"</text:span>: Todos los jugadores reciben +1 saco extra si cosechan esta ronda.</text:p>
            </text:list-item>
          </text:list>
        </text:list-item>
      </text:list>
      <text:p text:style-name="Text_20_body"><text:s/><text:span text:style-name="Strong_20_Emphasis">Tirada de Cosecha:</text:span></text:p>
      <text:list xml:id="list113152025" text:style-name="L40">
        <text:list-item>
          <text:p text:style-name="P97">Cada jugador lanza un dado para determinar la cantidad de sacos:</text:p>
          <text:list>
            <text:list-item>
              <text:p text:style-name="P97"><text:span text:style-name="Strong_20_Emphasis">Ana (Arábica)</text:span>: Saca un <text:span text:style-name="Strong_20_Emphasis">4</text:span> → 4 sacos + 1 (lluvia) = <text:span text:style-name="Strong_20_Emphasis">5 sacos</text:span>.</text:p>
            </text:list-item>
            <text:list-item>
              <text:p text:style-name="P97"><text:span text:style-name="Strong_20_Emphasis">Luis (Robusta)</text:span>: <text:s/>Saca un <text:span text:style-name="Strong_20_Emphasis">3</text:span> → 3 sacos + 1 (lluvia) = <text:span text:style-name="Strong_20_Emphasis">4 sacos</text:span>.</text:p>
            </text:list-item>
            <text:list-item>
              <text:p text:style-name="P45"><text:span text:style-name="Strong_20_Emphasis">Marta (Especialidad)</text:span>: No cosecha aún (necesita 2 rondas más).</text:p>
            </text:list-item>
          </text:list>
        </text:list-item>
      </text:list>
      <text:p text:style-name="Text_20_body"><text:span text:style-name="Strong_20_Emphasis">Decisiones de los jugadores:</text:span></text:p>
      <text:list xml:id="list1765144643" text:style-name="L41">
        <text:list-item>
          <text:p text:style-name="P98"><text:span text:style-name="Strong_20_Emphasis">Ana</text:span> invierte en un <text:span text:style-name="Strong_20_Emphasis">sistema de riego</text:span> <text:s/>para protegerse de futuras sequías.</text:p>
        </text:list-item>
        <text:list-item>
          <text:p text:style-name="P98"><text:span text:style-name="Strong_20_Emphasis">Luis</text:span> guarda sus sacos para exportarlos más tarde.</text:p>
        </text:list-item>
        <text:list-item>
          <text:p text:style-name="P46"><text:span text:style-name="Strong_20_Emphasis">Marta</text:span> mejora su finca con <text:span text:style-name="Strong_20_Emphasis">fertilizantes</text:span> para acelerar su producción.</text:p>
        </text:list-item>
      </text:list>
      <text:p text:style-name="Horizontal_20_Line"/>
      <text:h text:style-name="Heading_20_4" text:outline-level="4"><text:span text:style-name="Strong_20_Emphasis">Fase 2: Comercio de Granos (Ventas y Subastas)</text:span></text:h>
      <text:p text:style-name="Text_20_body"><text:span text:style-name="Strong_20_Emphasis">Carta de Mercado:</text:span></text:p>
      <text:list xml:id="list3047137057" text:style-name="L42">
        <text:list-item>
          <text:p text:style-name="P99"><text:span text:style-name="Emphasis">"Crisis de Precios en el Mercado Local"</text:span> </text:p>
          <text:list>
            <text:list-item>
              <text:p text:style-name="P99">Los precios locales bajan un 20%.</text:p>
            </text:list-item>
            <text:list-item>
              <text:p text:style-name="P47">Los precios de exportación permanecen iguales.</text:p>
            </text:list-item>
          </text:list>
        </text:list-item>
      </text:list>
      <text:p text:style-name="Text_20_body"><text:span text:style-name="Strong_20_Emphasis">Acciones de los jugadores:</text:span></text:p>
      <text:list xml:id="list2637274952" text:style-name="L43">
        <text:list-item>
          <text:p text:style-name="P100"><text:span text:style-name="Strong_20_Emphasis">Ana</text:span> vende 3 sacos de Arábica en <text:span text:style-name="Strong_20_Emphasis">exportación</text:span> por <text:span text:style-name="Strong_20_Emphasis">$1,200</text:span>.</text:p>
        </text:list-item>
        <text:list-item>
          <text:p text:style-name="P100"><text:span text:style-name="Strong_20_Emphasis">Luis</text:span> participa en una <text:span text:style-name="Strong_20_Emphasis">subasta de café especial</text:span>:</text:p>
          <text:list>
            <text:list-item>
              <text:p text:style-name="P100"><text:s/>Lanza un dado para ver si logra venderlo al mejor postor: Saca un <text:span text:style-name="Strong_20_Emphasis">6</text:span>.</text:p>
            </text:list-item>
            <text:list-item>
              <text:p text:style-name="P100"><text:span text:style-name="Strong_20_Emphasis">Gana $1,000</text:span> por 2 sacos.</text:p>
            </text:list-item>
          </text:list>
        </text:list-item>
        <text:list-item>
          <text:p text:style-name="P48"><text:span text:style-name="Strong_20_Emphasis">Marta</text:span> guarda su café hasta que complete su producción.</text:p>
        </text:list-item>
      </text:list>
      <text:p text:style-name="Horizontal_20_Line"/>
      <text:h text:style-name="Heading_20_4" text:outline-level="4"><text:span text:style-name="Strong_20_Emphasis">Fase 3: Transformación del Café (Mejoras y Procesos)</text:span></text:h>
      <text:p text:style-name="Text_20_body">Los jugadores deciden si procesan su café para aumentar su valor.</text:p>
      <text:p text:style-name="Text_20_body"><text:span text:style-name="Strong_20_Emphasis">Decisiones de los jugadores:</text:span></text:p>
      <text:list xml:id="list985489544" text:style-name="L44">
        <text:list-item>
          <text:p text:style-name="P101"><text:span text:style-name="Strong_20_Emphasis">Ana</text:span> invierte en <text:span text:style-name="Strong_20_Emphasis">tostado artesanal</text:span> <text:s/>(aumentará el valor de su café).</text:p>
        </text:list-item>
        <text:list-item>
          <text:p text:style-name="P101"><text:span text:style-name="Strong_20_Emphasis">Luis</text:span> compra una <text:span text:style-name="Strong_20_Emphasis">certificación orgánica</text:span> para acceder a un contrato premium.</text:p>
        </text:list-item>
        <text:list-item>
          <text:p text:style-name="P49"><text:span text:style-name="Strong_20_Emphasis">Marta</text:span> finalmente cosecha 4 sacos de café Especialidad.</text:p>
        </text:list-item>
      </text:list>
      <text:p text:style-name="Text_20_body"><text:span text:style-name="Strong_20_Emphasis">Carta de Tecnología:</text:span></text:p>
      <text:list xml:id="list662221445" text:style-name="L45">
        <text:list-item>
          <text:p text:style-name="P102"><text:span text:style-name="Emphasis">"Nuevas Máquinas de Tostado Rápido"</text:span></text:p>
          <text:list>
            <text:list-item>
              <text:p text:style-name="P50">Ana compra la mejora, lo que le permite <text:span text:style-name="Strong_20_Emphasis">procesar 2 sacos adicionales</text:span> por turno.</text:p>
            </text:list-item>
          </text:list>
        </text:list-item>
      </text:list>
      <text:p text:style-name="Horizontal_20_Line"/>
      <text:h text:style-name="Heading_20_4" text:outline-level="4"><text:span text:style-name="Strong_20_Emphasis">Fase 4: Venta Final (Mercados y Cafeterías)</text:span></text:h>
      <text:p text:style-name="Text_20_body">Los jugadores eligen vender en distintos mercados o abrir cafeterías.</text:p>
      <text:p text:style-name="Text_20_body"><text:soft-page-break/><text:span text:style-name="Strong_20_Emphasis">Acciones de los jugadores:</text:span></text:p>
      <text:list xml:id="list2809669903" text:style-name="L46">
        <text:list-item>
          <text:p text:style-name="P103"><text:span text:style-name="Strong_20_Emphasis">Ana</text:span> abre una cafetería en una ciudad grande. Inicia con 2 sacos tostados.</text:p>
        </text:list-item>
        <text:list-item>
          <text:p text:style-name="P103"><text:span text:style-name="Strong_20_Emphasis">Luis</text:span> cumple un <text:span text:style-name="Strong_20_Emphasis">contrato internacional</text:span> de café orgánico:</text:p>
          <text:list>
            <text:list-item>
              <text:p text:style-name="P103"><text:s/>Lanza el dado para verificar si cumple con la calidad (necesita 4-6).</text:p>
            </text:list-item>
            <text:list-item>
              <text:p text:style-name="P103">Saca <text:span text:style-name="Strong_20_Emphasis">5</text:span> → Gana <text:span text:style-name="Strong_20_Emphasis">$1,500 y +1 prestigio</text:span>.</text:p>
            </text:list-item>
          </text:list>
        </text:list-item>
        <text:list-item>
          <text:p text:style-name="P103"><text:span text:style-name="Strong_20_Emphasis">Marta</text:span> realiza una venta exclusiva a un <text:span text:style-name="Strong_20_Emphasis">cliente especial</text:span>.</text:p>
          <text:list>
            <text:list-item>
              <text:p text:style-name="P51">Gana <text:span text:style-name="Strong_20_Emphasis">$1,800</text:span>, pero debe conservar 1 saco de café Especialidad.</text:p>
            </text:list-item>
          </text:list>
        </text:list-item>
      </text:list>
      <text:p text:style-name="Horizontal_20_Line"/>
      <text:h text:style-name="Heading_20_3" text:outline-level="3"><text:span text:style-name="Strong_20_Emphasis">Fin de la Ronda y Estado del Juego</text:span></text:h>
      <text:list xml:id="list410117078" text:style-name="L47">
        <text:list-item>
          <text:p text:style-name="P104"><text:span text:style-name="Strong_20_Emphasis">Ana:</text:span> $2,700, 1 cafetería, 2 sacos tostados, +1 tecnología.</text:p>
        </text:list-item>
        <text:list-item>
          <text:p text:style-name="P104"><text:span text:style-name="Strong_20_Emphasis">Luis:</text:span> $2,500, 1 contrato cumplido, +1 prestigio, 1 saco orgánico restante.</text:p>
        </text:list-item>
        <text:list-item>
          <text:p text:style-name="P52"><text:span text:style-name="Strong_20_Emphasis">Marta:</text:span> $1,800, 3 sacos de café Especialidad, +1 fertilizante.</text:p>
        </text:list-item>
      </text:list>
      <text:p text:style-name="Horizontal_20_Line"/>
      <text:h text:style-name="Heading_20_2" text:outline-level="2"><text:span text:style-name="Strong_20_Emphasis">Variantes para Aumentar la Complejidad</text:span></text:h>
      <text:list xml:id="list3737492366" text:style-name="L48">
        <text:list-item>
          <text:p text:style-name="P105"><text:span text:style-name="Strong_20_Emphasis">Estrategia de Competencia:</text:span> Los jugadores pueden <text:span text:style-name="Strong_20_Emphasis">sabotear cafeterías</text:span> o <text:span text:style-name="Strong_20_Emphasis">robar clientes</text:span> con marketing agresivo.</text:p>
        </text:list-item>
        <text:list-item>
          <text:p text:style-name="P105"><text:span text:style-name="Strong_20_Emphasis">Diversificación Regional:</text:span> Permitir que los jugadores compren <text:span text:style-name="Strong_20_Emphasis">fincas adicionales</text:span> en otras regiones con distintos riesgos y beneficios.</text:p>
        </text:list-item>
        <text:list-item>
          <text:p text:style-name="P105"><text:span text:style-name="Strong_20_Emphasis">Evolución de Cafeterías:</text:span> Los jugadores pueden <text:span text:style-name="Strong_20_Emphasis">personalizar menús</text:span> (cold brew, espresso) para atraer segmentos específicos de clientes.</text:p>
        </text:list-item>
        <text:list-item>
          <text:p text:style-name="P53"><text:span text:style-name="Strong_20_Emphasis">Eventos Mundiales:</text:span> Cartas especiales que cambian las condiciones globales, como "Prohibición de Pesticidas" o "Boom del Café de Especialidad".</text:p>
        </text:list-item>
      </text:list>
      <text:p text:style-name="P20"/>
      <text:p text:style-name="P145">Ejemplo 2</text:p>
      <text:h text:style-name="P2" text:outline-level="2"><text:span text:style-name="Strong_20_Emphasis">Componentes del Juego</text:span></text:h>
      <text:h text:style-name="Heading_20_3" text:outline-level="3"><text:span text:style-name="Strong_20_Emphasis">1. Tablero (Mapa de la Producción y Comercio)</text:span></text:h>
      <text:list xml:id="list2617586503" text:style-name="L49">
        <text:list-item>
          <text:p text:style-name="P106"><text:span text:style-name="Strong_20_Emphasis">Zonas de Cultivo:</text:span> Brasil, Colombia, Etiopía, Vietnam, Guatemala.</text:p>
        </text:list-item>
        <text:list-item>
          <text:p text:style-name="P106"><text:span text:style-name="Strong_20_Emphasis">Mercados de Venta:</text:span> Local, Supermercados, Exportación, Cafeterías.</text:p>
        </text:list-item>
        <text:list-item>
          <text:p text:style-name="P106"><text:span text:style-name="Strong_20_Emphasis">Espacio para Eventos:</text:span> Lugar donde se revelan cartas de clima o mercado.</text:p>
        </text:list-item>
        <text:list-item>
          <text:p text:style-name="P54"><text:span text:style-name="Strong_20_Emphasis">Áreas de Mejora:</text:span> Espacios para colocar fichas de mejoras como riego o maquinaria.</text:p>
        </text:list-item>
      </text:list>
      <text:p text:style-name="Horizontal_20_Line"/>
      <text:h text:style-name="Heading_20_3" text:outline-level="3"><text:span text:style-name="Strong_20_Emphasis">2. Cartas (Eventos, Tecnología y Clientes)</text:span></text:h>
      <text:list xml:id="list3726804687" text:style-name="L50">
        <text:list-item>
          <text:p text:style-name="P107"><text:span text:style-name="Strong_20_Emphasis">Cartas de Clima:</text:span> Sequía, lluvias, plagas, temporada perfecta.</text:p>
        </text:list-item>
        <text:list-item>
          <text:p text:style-name="P107"><text:span text:style-name="Strong_20_Emphasis">Cartas de Mercado:</text:span> Subida/bajada de precios, demanda de cafés específicos.</text:p>
        </text:list-item>
        <text:list-item>
          <text:p text:style-name="P107"><text:span text:style-name="Strong_20_Emphasis">Cartas de Tecnología:</text:span> Mejoras como secadoras solares, tostadoras premium, etc.</text:p>
        </text:list-item>
        <text:list-item>
          <text:p text:style-name="P55"><text:span text:style-name="Strong_20_Emphasis">Cartas de Clientes Especiales:</text:span> Compradores que pagan más por ciertas calidades de café.</text:p>
        </text:list-item>
      </text:list>
      <text:p text:style-name="Horizontal_20_Line"/>
      <text:h text:style-name="Heading_20_3" text:outline-level="3"><text:span text:style-name="Strong_20_Emphasis">3. Dados (Producción y Eventos Aleatorios)</text:span></text:h>
      <text:list xml:id="list270161375" text:style-name="L51">
        <text:list-item>
          <text:p text:style-name="P108"><text:span text:style-name="Strong_20_Emphasis">D6 para producción:</text:span> Determina la cantidad de sacos cosechados.</text:p>
        </text:list-item>
        <text:list-item>
          <text:p text:style-name="P56"><text:span text:style-name="Strong_20_Emphasis">D8 para clima:</text:span> Define si el clima es favorable, normal o desastroso.</text:p>
        </text:list-item>
      </text:list>
      <text:p text:style-name="Horizontal_20_Line"/>
      <text:h text:style-name="Heading_20_3" text:outline-level="3"><text:span text:style-name="Strong_20_Emphasis">4. Figuras y Recursos</text:span></text:h>
      <text:list xml:id="list4169939048" text:style-name="L52">
        <text:list-item>
          <text:p text:style-name="P109"><text:span text:style-name="Strong_20_Emphasis">Fichas de finca:</text:span> Representan las plantaciones de cada jugador.</text:p>
        </text:list-item>
        <text:list-item>
          <text:p text:style-name="P109"><text:span text:style-name="Strong_20_Emphasis">Sacos de café (tokens):</text:span> La cantidad de café producido.</text:p>
        </text:list-item>
        <text:list-item>
          <text:p text:style-name="P57"><text:span text:style-name="Strong_20_Emphasis">Monedas y fichas de prestigio:</text:span> Para contar dinero y reputación.</text:p>
        </text:list-item>
      </text:list>
      <text:p text:style-name="Horizontal_20_Line"/>
      <text:h text:style-name="Heading_20_2" text:outline-level="2"><text:span text:style-name="Strong_20_Emphasis"><text:s/>Ejemplo de Partida</text:span></text:h>
      <text:p text:style-name="Text_20_body"><text:span text:style-name="Strong_20_Emphasis">Jugadores:</text:span> Ana, Luis y Marta.<text:line-break/><text:span text:style-name="Strong_20_Emphasis">Duración:</text:span> 4 rondas (ejemplo simplificado, pero puede durar más).</text:p>
      <text:p text:style-name="Horizontal_20_Line"/>
      <text:h text:style-name="Heading_20_3" text:outline-level="3"><text:span text:style-name="Strong_20_Emphasis">Ronda 1: Producción (Gestión de Plantaciones)</text:span></text:h>
      <text:p text:style-name="Text_20_body"><text:span text:style-name="Strong_20_Emphasis">Cada jugador coloca su figura en una región del tablero:</text:span></text:p>
      <text:list xml:id="list1034402672" text:style-name="L53">
        <text:list-item>
          <text:p text:style-name="P110"><text:span text:style-name="Strong_20_Emphasis">Ana:</text:span> Colombia (Arábica).</text:p>
        </text:list-item>
        <text:list-item>
          <text:p text:style-name="P110"><text:span text:style-name="Strong_20_Emphasis">Luis:</text:span> Brasil (Robusta).</text:p>
        </text:list-item>
        <text:list-item>
          <text:p text:style-name="P58"><text:span text:style-name="Strong_20_Emphasis">Marta:</text:span> Etiopía (Especialidad).</text:p>
        </text:list-item>
      </text:list>
      <text:p text:style-name="Text_20_body"><text:span text:style-name="Strong_20_Emphasis">Carta de Evento Climático:</text:span> <text:span text:style-name="Emphasis">“Lluvias Intensas”</text:span> </text:p>
      <text:list xml:id="list1163336052" text:style-name="L54">
        <text:list-item>
          <text:p text:style-name="P59"><text:soft-page-break/><text:span text:style-name="Strong_20_Emphasis">Efecto:</text:span> +1 producción para Arábica y Especialidad, pero -1 para Robusta.</text:p>
        </text:list-item>
      </text:list>
      <text:p text:style-name="Text_20_body"><text:span text:style-name="Strong_20_Emphasis">Tirada de dado de producción:</text:span></text:p>
      <text:list xml:id="list1344885037" text:style-name="L55">
        <text:list-item>
          <text:p text:style-name="P111"><text:span text:style-name="Strong_20_Emphasis">Ana (Arábica)</text:span> lanza un D6 → <text:span text:style-name="Strong_20_Emphasis">5</text:span> → <text:span text:style-name="Strong_20_Emphasis">5 sacos + 1 por lluvia = 6 sacos.</text:span></text:p>
        </text:list-item>
        <text:list-item>
          <text:p text:style-name="P111"><text:span text:style-name="Strong_20_Emphasis">Luis (Robusta)</text:span> lanza un D6 → <text:span text:style-name="Strong_20_Emphasis">4</text:span> → <text:span text:style-name="Strong_20_Emphasis">4 sacos - 1 por lluvia = 3 sacos.</text:span></text:p>
        </text:list-item>
        <text:list-item>
          <text:p text:style-name="P60"><text:span text:style-name="Strong_20_Emphasis">Marta (Especialidad)</text:span> lanza un D6 → <text:span text:style-name="Strong_20_Emphasis">3</text:span> → <text:span text:style-name="Strong_20_Emphasis">3 sacos + 1 por lluvia = 4 sacos.</text:span></text:p>
        </text:list-item>
      </text:list>
      <text:p text:style-name="Text_20_body"><text:s/><text:span text:style-name="Strong_20_Emphasis">Mejoras:</text:span></text:p>
      <text:list xml:id="list1721540843" text:style-name="L56">
        <text:list-item>
          <text:p text:style-name="P112"><text:span text:style-name="Strong_20_Emphasis">Ana compra un sistema de riego.</text:span></text:p>
        </text:list-item>
        <text:list-item>
          <text:p text:style-name="P112"><text:span text:style-name="Strong_20_Emphasis">Luis guarda dinero para tostar en la siguiente ronda.</text:span></text:p>
        </text:list-item>
        <text:list-item>
          <text:p text:style-name="P61"><text:span text:style-name="Strong_20_Emphasis">Marta invierte en secado solar para mejorar la calidad del café.</text:span></text:p>
        </text:list-item>
      </text:list>
      <text:p text:style-name="Horizontal_20_Line"/>
      <text:h text:style-name="Heading_20_3" text:outline-level="3"><text:span text:style-name="Strong_20_Emphasis"><text:s/>Ronda 2: Comercio de Granos</text:span></text:h>
      <text:p text:style-name="Text_20_body"><text:s/><text:span text:style-name="Strong_20_Emphasis">Los jugadores deciden cómo vender su café:</text:span></text:p>
      <text:p text:style-name="Text_20_body"><text:s/><text:span text:style-name="Strong_20_Emphasis">Carta de Mercado:</text:span> <text:span text:style-name="Emphasis">“Alta demanda de café de especialidad”</text:span> </text:p>
      <text:list xml:id="list1100971325" text:style-name="L57">
        <text:list-item>
          <text:p text:style-name="P62"><text:span text:style-name="Strong_20_Emphasis">Efecto:</text:span> El café Especialidad vale <text:span text:style-name="Strong_20_Emphasis">+30%</text:span> esta ronda.</text:p>
        </text:list-item>
      </text:list>
      <text:p text:style-name="Text_20_body"><text:s/><text:span text:style-name="Strong_20_Emphasis">Decisiones de venta:</text:span></text:p>
      <text:list xml:id="list534185632" text:style-name="L58">
        <text:list-item>
          <text:p text:style-name="P113"><text:span text:style-name="Strong_20_Emphasis">Ana vende 3 sacos de Arábica en el mercado local</text:span> → <text:span text:style-name="Strong_20_Emphasis">$600</text:span>.</text:p>
        </text:list-item>
        <text:list-item>
          <text:p text:style-name="P113"><text:span text:style-name="Strong_20_Emphasis">Luis vende 2 sacos de Robusta en supermercados</text:span> → <text:span text:style-name="Strong_20_Emphasis">$500</text:span>.</text:p>
        </text:list-item>
        <text:list-item>
          <text:p text:style-name="P63"><text:span text:style-name="Strong_20_Emphasis">Marta vende 2 sacos de Especialidad a un comprador privado</text:span> → <text:span text:style-name="Strong_20_Emphasis">$800 (+30%) = $1,040</text:span>.</text:p>
        </text:list-item>
      </text:list>
      <text:p text:style-name="Horizontal_20_Line"/>
      <text:h text:style-name="Heading_20_3" text:outline-level="3"><text:span text:style-name="Strong_20_Emphasis"><text:s/>Ronda 3: Transformación del Café</text:span></text:h>
      <text:p text:style-name="Text_20_body"><text:s/><text:span text:style-name="Strong_20_Emphasis">Los jugadores deciden mejorar o vender directamente:</text:span></text:p>
      <text:p text:style-name="Text_20_body"><text:s/><text:span text:style-name="Strong_20_Emphasis">Carta de Tecnología:</text:span> <text:span text:style-name="Emphasis">“Tostadora Premium”</text:span> </text:p>
      <text:list xml:id="list2745883733" text:style-name="L59">
        <text:list-item>
          <text:p text:style-name="P64"><text:span text:style-name="Strong_20_Emphasis">Efecto:</text:span> Los jugadores pueden invertir <text:span text:style-name="Strong_20_Emphasis">$300</text:span> para mejorar el precio del café tostado en <text:span text:style-name="Strong_20_Emphasis">+50%.</text:span></text:p>
        </text:list-item>
      </text:list>
      <text:p text:style-name="Text_20_body"><text:s/><text:span text:style-name="Strong_20_Emphasis">Decisiones de transformación:</text:span></text:p>
      <text:list xml:id="list1581016537" text:style-name="L60">
        <text:list-item>
          <text:p text:style-name="P114"><text:span text:style-name="Strong_20_Emphasis">Ana tuesta su Arábica artesanalmente con la Tostadora Premium.</text:span></text:p>
        </text:list-item>
        <text:list-item>
          <text:p text:style-name="P114"><text:span text:style-name="Strong_20_Emphasis">Luis certifica su Robusta como orgánico para exportar.</text:span></text:p>
        </text:list-item>
        <text:list-item>
          <text:p text:style-name="P65"><text:span text:style-name="Strong_20_Emphasis">Marta guarda su café para la subasta final.</text:span></text:p>
        </text:list-item>
      </text:list>
      <text:p text:style-name="Horizontal_20_Line"/>
      <text:h text:style-name="Heading_20_3" text:outline-level="3"><text:span text:style-name="Strong_20_Emphasis"><text:s/>Ronda 4: Venta Final</text:span></text:h>
      <text:p text:style-name="Text_20_body"><text:s/><text:span text:style-name="Strong_20_Emphasis">Los jugadores hacen su última venta:</text:span></text:p>
      <text:p text:style-name="Text_20_body"><text:s/><text:span text:style-name="Strong_20_Emphasis">Carta de Cliente Especial:</text:span> <text:span text:style-name="Emphasis">“Barista de Nueva York”</text:span> </text:p>
      <text:list xml:id="list2173404315" text:style-name="L61">
        <text:list-item>
          <text:p text:style-name="P66"><text:span text:style-name="Strong_20_Emphasis">Efecto:</text:span> Los cafés tostados de alta calidad se venden a <text:span text:style-name="Strong_20_Emphasis">doble precio.</text:span></text:p>
        </text:list-item>
      </text:list>
      <text:p text:style-name="Text_20_body"><text:soft-page-break/><text:s/><text:span text:style-name="Strong_20_Emphasis">Ventas finales:</text:span></text:p>
      <text:list xml:id="list758436809" text:style-name="L62">
        <text:list-item>
          <text:p text:style-name="P115"><text:span text:style-name="Strong_20_Emphasis">Ana vende su Arábica tostado premium en cafeterías</text:span> → <text:span text:style-name="Strong_20_Emphasis">$1,200 x 2 = $2,400</text:span>.</text:p>
        </text:list-item>
        <text:list-item>
          <text:p text:style-name="P115"><text:span text:style-name="Strong_20_Emphasis">Luis exporta su Robusta orgánico con contrato internacional</text:span> → <text:span text:style-name="Strong_20_Emphasis">$1,000</text:span>.</text:p>
        </text:list-item>
        <text:list-item>
          <text:p text:style-name="P67"><text:span text:style-name="Strong_20_Emphasis">Marta vende en una subasta exclusiva sus 2 sacos de Especialidad</text:span> → <text:span text:style-name="Strong_20_Emphasis">$1,500</text:span>.</text:p>
        </text:list-item>
      </text:list>
      <text:p text:style-name="Horizontal_20_Line"/>
      <text:h text:style-name="Heading_20_3" text:outline-level="3"><text:span text:style-name="Strong_20_Emphasis"><text:s/>Resultado Final:</text:span></text:h>
      <text:list xml:id="list3715707956" text:style-name="L63">
        <text:list-item>
          <text:p text:style-name="P116"><text:span text:style-name="Strong_20_Emphasis">Ana:</text:span> <text:span text:style-name="Strong_20_Emphasis">$3,000</text:span> y <text:span text:style-name="Strong_20_Emphasis">2 fichas de prestigio.</text:span></text:p>
        </text:list-item>
        <text:list-item>
          <text:p text:style-name="P116"><text:span text:style-name="Strong_20_Emphasis">Luis:</text:span> <text:span text:style-name="Strong_20_Emphasis">$1,800</text:span> y <text:span text:style-name="Strong_20_Emphasis">1 ficha de prestigio.</text:span></text:p>
        </text:list-item>
        <text:list-item>
          <text:p text:style-name="P68"><text:span text:style-name="Strong_20_Emphasis">Marta:</text:span> <text:span text:style-name="Strong_20_Emphasis">$2,540</text:span> y <text:span text:style-name="Strong_20_Emphasis">3 fichas de prestigio.</text:span></text:p>
        </text:list-item>
      </text:list>
      <text:p text:style-name="Text_20_body"><text:s/><text:span text:style-name="Strong_20_Emphasis">Ganadora:</text:span> <text:span text:style-name="Strong_20_Emphasis">Marta</text:span>, por tener el mejor balance de dinero y prestigio. </text:p>
      <text:p text:style-name="Horizontal_20_Line"/>
      <text:h text:style-name="Heading_20_2" text:outline-level="2"><text:span text:style-name="Strong_20_Emphasis"><text:s/>¿Qué Hace Esta Versión Más Completa?</text:span></text:h>
      <text:p text:style-name="Text_20_body"><text:s/><text:span text:style-name="Strong_20_Emphasis">Tablero modular:</text:span> Expansión y movimiento entre regiones.<text:line-break/> <text:span text:style-name="Strong_20_Emphasis">Eventos dinámicos:</text:span> Cartas de clima y mercado que cambian cada ronda.<text:line-break/> <text:span text:style-name="Strong_20_Emphasis">Aleatoriedad controlada:</text:span> Los dados añaden incertidumbre sin quitar estrategia.<text:line-break/> <text:span text:style-name="Strong_20_Emphasis">Interacción entre jugadores:</text:span> Pueden competir o colaborar en subastas o tecnologías.</text:p>
      <text:p text:style-name="Text_20_body"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sans-serif"/>
    <style:font-face style:name="Lucida Sans1" svg:font-family="'Lucida Sans'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Vladimir Script" svg:font-family="'Vladimir Scrip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9T00:53:25.107000000</meta:creation-date>
    <dc:date>2025-02-19T02:04:16.388000000</dc:date>
    <meta:editing-duration>PT16M51S</meta:editing-duration>
    <meta:editing-cycles>4</meta:editing-cycles>
    <meta:generator>LibreOffice/7.1.3.2$Windows_X86_64 LibreOffice_project/47f78053abe362b9384784d31a6e56f8511eb1c1</meta:generator>
    <meta:document-statistic meta:table-count="6" meta:image-count="0" meta:object-count="0" meta:page-count="21" meta:paragraph-count="464" meta:word-count="3948" meta:character-count="23715" meta:non-whitespace-character-count="20323"/>
  </office:meta>
</office:document-meta>
</file>